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6.86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201.66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149.24pt"/>
    </style:style>
    <style:style style:name="co7" style:family="table-column">
      <style:table-column-properties fo:break-before="auto" style:column-width="14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forest.F1"/>
      </table:content-validations>
      <table:table table:name="fore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8457" calcext:value-type="float">
            <text:p>3058457</text:p>
          </table:table-cell>
          <table:table-cell table:style-name="ce2" office:value-type="string" calcext:value-type="string">
            <text:p>Rue Bollinckx</text:p>
          </table:table-cell>
          <table:table-cell table:style-name="ce2" office:value-type="string" calcext:value-type="string">
            <text:p>Bollinckx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e Wikipedia/Wikidata</text:p>
          </table:table-cell>
          <table:table-cell table:style-name="ce5" table:formula="of:=CONCATENATE(&quot;https://osm.org/&quot;;[.A2];&quot;/&quot;;[.B2])" office:value-type="string" office:string-value="https://osm.org/relation/3058457" calcext:value-type="string">
            <text:p>https://osm.org/relation/30584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5" calcext:value-type="float">
            <text:p>3059905</text:p>
          </table:table-cell>
          <table:table-cell table:style-name="ce2" office:value-type="string" calcext:value-type="string">
            <text:p>Boulevard de l'Humanité</text:p>
          </table:table-cell>
          <table:table-cell table:style-name="ce2" office:value-type="string" calcext:value-type="string">
            <text:p>Humanitei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];&quot;/&quot;;[.B3])" office:value-type="string" office:string-value="https://osm.org/relation/3059905" calcext:value-type="string">
            <text:p>https://osm.org/relation/3059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59909" calcext:value-type="float">
            <text:p>3059909</text:p>
          </table:table-cell>
          <table:table-cell table:style-name="ce2" office:value-type="string" calcext:value-type="string">
            <text:p>Rue du Cerf</text:p>
          </table:table-cell>
          <table:table-cell table:style-name="ce2" office:value-type="string" calcext:value-type="string">
            <text:p>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];&quot;/&quot;;[.B4])" office:value-type="string" office:string-value="https://osm.org/relation/3059909" calcext:value-type="string">
            <text:p>https://osm.org/relation/30599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8631" calcext:value-type="float">
            <text:p>3228631</text:p>
          </table:table-cell>
          <table:table-cell table:style-name="ce2" office:value-type="string" calcext:value-type="string">
            <text:p>Rue Félix Waefelaer</text:p>
          </table:table-cell>
          <table:table-cell table:style-name="ce2" office:value-type="string" calcext:value-type="string">
            <text:p>Félix Waefela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as de Wikipedia/Wikidata</text:p>
          </table:table-cell>
          <table:table-cell table:style-name="ce5" table:formula="of:=CONCATENATE(&quot;https://osm.org/&quot;;[.A5];&quot;/&quot;;[.B5])" office:value-type="string" office:string-value="https://osm.org/relation/3228631" calcext:value-type="string">
            <text:p>https://osm.org/relation/32286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0440" calcext:value-type="float">
            <text:p>3230440</text:p>
          </table:table-cell>
          <table:table-cell table:style-name="ce2" office:value-type="string" calcext:value-type="string">
            <text:p>Rue du Charroi</text:p>
          </table:table-cell>
          <table:table-cell table:style-name="ce2" office:value-type="string" calcext:value-type="string">
            <text:p>G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];&quot;/&quot;;[.B6])" office:value-type="string" office:string-value="https://osm.org/relation/3230440" calcext:value-type="string">
            <text:p>https://osm.org/relation/32304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2644" calcext:value-type="float">
            <text:p>3232644</text:p>
          </table:table-cell>
          <table:table-cell table:style-name="ce2" office:value-type="string" calcext:value-type="string">
            <text:p>Rue des Primeurs</text:p>
          </table:table-cell>
          <table:table-cell table:style-name="ce2" office:value-type="string" calcext:value-type="string">
            <text:p>Vroegegroen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];&quot;/&quot;;[.B7])" office:value-type="string" office:string-value="https://osm.org/relation/3232644" calcext:value-type="string">
            <text:p>https://osm.org/relation/3232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4406" calcext:value-type="float">
            <text:p>3234406</text:p>
          </table:table-cell>
          <table:table-cell table:style-name="ce2" office:value-type="string" calcext:value-type="string">
            <text:p>Rue du Feu</text:p>
          </table:table-cell>
          <table:table-cell table:style-name="ce2" office:value-type="string" calcext:value-type="string">
            <text:p>Vuu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];&quot;/&quot;;[.B8])" office:value-type="string" office:string-value="https://osm.org/relation/3234406" calcext:value-type="string">
            <text:p>https://osm.org/relation/32344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2006" calcext:value-type="float">
            <text:p>3242006</text:p>
          </table:table-cell>
          <table:table-cell table:style-name="ce2" office:value-type="string" calcext:value-type="string">
            <text:p>Rue Georges Leclercq</text:p>
          </table:table-cell>
          <table:table-cell table:style-name="ce2" office:value-type="string" calcext:value-type="string">
            <text:p>Georges Leclercqstraat</text:p>
          </table:table-cell>
          <table:table-cell table:style-name="ce2" office:value-type="string" calcext:value-type="string">
            <text:p>Q31030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9];&quot;/&quot;;[.B9])" office:value-type="string" office:string-value="https://osm.org/relation/3242006" calcext:value-type="string">
            <text:p>https://osm.org/relation/32420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880" calcext:value-type="float">
            <text:p>3244880</text:p>
          </table:table-cell>
          <table:table-cell table:style-name="ce2" office:value-type="string" calcext:value-type="string">
            <text:p>Rue Jean Preckher</text:p>
          </table:table-cell>
          <table:table-cell table:style-name="ce2" office:value-type="string" calcext:value-type="string">
            <text:p>Jean Preckherstraat</text:p>
          </table:table-cell>
          <table:table-cell table:style-name="ce2" office:value-type="string" calcext:value-type="string">
            <text:p>Q39391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];&quot;/&quot;;[.B10])" office:value-type="string" office:string-value="https://osm.org/relation/3244880" calcext:value-type="string">
            <text:p>https://osm.org/relation/32448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011" calcext:value-type="float">
            <text:p>3246011</text:p>
          </table:table-cell>
          <table:table-cell table:style-name="ce2" office:value-type="string" calcext:value-type="string">
            <text:p>Avenue du Pont de Luttre</text:p>
          </table:table-cell>
          <table:table-cell table:style-name="ce2" office:value-type="string" calcext:value-type="string">
            <text:p>Luttrebru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wikipedia</text:p>
          </table:table-cell>
          <table:table-cell/>
          <table:table-cell table:style-name="ce5" table:formula="of:=CONCATENATE(&quot;https://osm.org/&quot;;[.A11];&quot;/&quot;;[.B11])" office:value-type="string" office:string-value="https://osm.org/relation/3246011" calcext:value-type="string">
            <text:p>https://osm.org/relation/32460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8248" calcext:value-type="float">
            <text:p>3248248</text:p>
          </table:table-cell>
          <table:table-cell table:style-name="ce2" office:value-type="string" calcext:value-type="string">
            <text:p>Rue Saint-Denis</text:p>
          </table:table-cell>
          <table:table-cell table:style-name="ce2" office:value-type="string" calcext:value-type="string">
            <text:p>Sint-Denij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/>
          <table:table-cell table:style-name="ce5" table:formula="of:=CONCATENATE(&quot;https://osm.org/&quot;;[.A12];&quot;/&quot;;[.B12])" office:value-type="string" office:string-value="https://osm.org/relation/3248248" calcext:value-type="string">
            <text:p>https://osm.org/relation/32482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1658" calcext:value-type="float">
            <text:p>3251658</text:p>
          </table:table-cell>
          <table:table-cell table:style-name="ce2" office:value-type="string" calcext:value-type="string">
            <text:p>Rue des Anciens Étangs</text:p>
          </table:table-cell>
          <table:table-cell table:style-name="ce2" office:value-type="string" calcext:value-type="string">
            <text:p>Oude Vij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3];&quot;/&quot;;[.B13])" office:value-type="string" office:string-value="https://osm.org/relation/3251658" calcext:value-type="string">
            <text:p>https://osm.org/relation/32516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827" calcext:value-type="float">
            <text:p>3253827</text:p>
          </table:table-cell>
          <table:table-cell table:style-name="ce2" office:value-type="string" calcext:value-type="string">
            <text:p>Boulevard de la Deuxième Armée Britannique</text:p>
          </table:table-cell>
          <table:table-cell table:style-name="ce2" office:value-type="string" calcext:value-type="string">
            <text:p>Britse Tweedeleg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4];&quot;/&quot;;[.B14])" office:value-type="string" office:string-value="https://osm.org/relation/3253827" calcext:value-type="string">
            <text:p>https://osm.org/relation/32538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701" calcext:value-type="float">
            <text:p>3256701</text:p>
          </table:table-cell>
          <table:table-cell table:style-name="ce2" office:value-type="string" calcext:value-type="string">
            <text:p>Rue du Delta</text:p>
          </table:table-cell>
          <table:table-cell table:style-name="ce2" office:value-type="string" calcext:value-type="string">
            <text:p>Delt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5];&quot;/&quot;;[.B15])" office:value-type="string" office:string-value="https://osm.org/relation/3256701" calcext:value-type="string">
            <text:p>https://osm.org/relation/32567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702" calcext:value-type="float">
            <text:p>3256702</text:p>
          </table:table-cell>
          <table:table-cell table:style-name="ce2" office:value-type="string" calcext:value-type="string">
            <text:p>Rue du Patinage</text:p>
          </table:table-cell>
          <table:table-cell table:style-name="ce2" office:value-type="string" calcext:value-type="string">
            <text:p>Schaat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6];&quot;/&quot;;[.B16])" office:value-type="string" office:string-value="https://osm.org/relation/3256702" calcext:value-type="string">
            <text:p>https://osm.org/relation/3256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0019" calcext:value-type="float">
            <text:p>3260019</text:p>
          </table:table-cell>
          <table:table-cell table:style-name="ce2" office:value-type="string" calcext:value-type="string">
            <text:p>Avenue des Tropiques</text:p>
          </table:table-cell>
          <table:table-cell table:style-name="ce2" office:value-type="string" calcext:value-type="string">
            <text:p>Keerkring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7];&quot;/&quot;;[.B17])" office:value-type="string" office:string-value="https://osm.org/relation/3260019" calcext:value-type="string">
            <text:p>https://osm.org/relation/32600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1961" calcext:value-type="float">
            <text:p>3261961</text:p>
          </table:table-cell>
          <table:table-cell table:style-name="ce2" office:value-type="string" calcext:value-type="string">
            <text:p>Rue du Texas</text:p>
          </table:table-cell>
          <table:table-cell table:style-name="ce2" office:value-type="string" calcext:value-type="string">
            <text:p>Tex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8];&quot;/&quot;;[.B18])" office:value-type="string" office:string-value="https://osm.org/relation/3261961" calcext:value-type="string">
            <text:p>https://osm.org/relation/32619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552" calcext:value-type="float">
            <text:p>3263552</text:p>
          </table:table-cell>
          <table:table-cell table:style-name="ce2" office:value-type="string" calcext:value-type="string">
            <text:p>Rue Marguerite Bervoets</text:p>
          </table:table-cell>
          <table:table-cell table:style-name="ce2" office:value-type="string" calcext:value-type="string">
            <text:p>Marguerite Bervoetsstraat</text:p>
          </table:table-cell>
          <table:table-cell table:style-name="ce2" office:value-type="string" calcext:value-type="string">
            <text:p>Q329067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19];&quot;/&quot;;[.B19])" office:value-type="string" office:string-value="https://osm.org/relation/3263552" calcext:value-type="string">
            <text:p>https://osm.org/relation/32635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554" calcext:value-type="float">
            <text:p>3263554</text:p>
          </table:table-cell>
          <table:table-cell table:style-name="ce2" office:value-type="string" calcext:value-type="string">
            <text:p>Rue des Carburants</text:p>
          </table:table-cell>
          <table:table-cell table:style-name="ce2" office:value-type="string" calcext:value-type="string">
            <text:p>Brandstoff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0];&quot;/&quot;;[.B20])" office:value-type="string" office:string-value="https://osm.org/relation/3263554" calcext:value-type="string">
            <text:p>https://osm.org/relation/3263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932" calcext:value-type="float">
            <text:p>3271932</text:p>
          </table:table-cell>
          <table:table-cell table:style-name="ce2" office:value-type="string" calcext:value-type="string">
            <text:p>Rue de Liège</text:p>
          </table:table-cell>
          <table:table-cell table:style-name="ce2" office:value-type="string" calcext:value-type="string">
            <text:p>Lui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1];&quot;/&quot;;[.B21])" office:value-type="string" office:string-value="https://osm.org/relation/3271932" calcext:value-type="string">
            <text:p>https://osm.org/relation/32719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935" calcext:value-type="float">
            <text:p>3271935</text:p>
          </table:table-cell>
          <table:table-cell table:style-name="ce2" office:value-type="string" calcext:value-type="string">
            <text:p>Rue de l'Ancienne Cure</text:p>
          </table:table-cell>
          <table:table-cell table:style-name="ce2" office:value-type="string" calcext:value-type="string">
            <text:p>Oude Pastor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2];&quot;/&quot;;[.B22])" office:value-type="string" office:string-value="https://osm.org/relation/3271935" calcext:value-type="string">
            <text:p>https://osm.org/relation/32719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936" calcext:value-type="float">
            <text:p>3271936</text:p>
          </table:table-cell>
          <table:table-cell table:style-name="ce2" office:value-type="string" calcext:value-type="string">
            <text:p>Rue du Curé</text:p>
          </table:table-cell>
          <table:table-cell table:style-name="ce2" office:value-type="string" calcext:value-type="string">
            <text:p>Pastoo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as de wikipedia</text:p>
          </table:table-cell>
          <table:table-cell table:style-name="ce5" table:formula="of:=CONCATENATE(&quot;https://osm.org/&quot;;[.A23];&quot;/&quot;;[.B23])" office:value-type="string" office:string-value="https://osm.org/relation/3271936" calcext:value-type="string">
            <text:p>https://osm.org/relation/32719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3635" calcext:value-type="float">
            <text:p>3273635</text:p>
          </table:table-cell>
          <table:table-cell table:style-name="ce2" office:value-type="string" calcext:value-type="string">
            <text:p>Rue de la Station</text:p>
          </table:table-cell>
          <table:table-cell table:style-name="ce2" office:value-type="string" calcext:value-type="string">
            <text:p>Stati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4];&quot;/&quot;;[.B24])" office:value-type="string" office:string-value="https://osm.org/relation/3273635" calcext:value-type="string">
            <text:p>https://osm.org/relation/3273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5153" calcext:value-type="float">
            <text:p>3275153</text:p>
          </table:table-cell>
          <table:table-cell table:style-name="ce2" office:value-type="string" calcext:value-type="string">
            <text:p>Avenue Van Volxem</text:p>
          </table:table-cell>
          <table:table-cell table:style-name="ce2" office:value-type="string" calcext:value-type="string">
            <text:p>Van Volxemlaan</text:p>
          </table:table-cell>
          <table:table-cell table:style-name="ce2" office:value-type="string" calcext:value-type="string">
            <text:p>Q1133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origine du nom: de la famille Van Volxem</text:p>
          </table:table-cell>
          <table:table-cell table:style-name="ce5" table:formula="of:=CONCATENATE(&quot;https://osm.org/&quot;;[.A25];&quot;/&quot;;[.B25])" office:value-type="string" office:string-value="https://osm.org/relation/3275153" calcext:value-type="string">
            <text:p>https://osm.org/relation/3275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8265" calcext:value-type="float">
            <text:p>3278265</text:p>
          </table:table-cell>
          <table:table-cell table:style-name="ce2" office:value-type="string" calcext:value-type="string">
            <text:p>Rue Alfred Orban</text:p>
          </table:table-cell>
          <table:table-cell table:style-name="ce2" office:value-type="string" calcext:value-type="string">
            <text:p>Alfred Orbanstraat</text:p>
          </table:table-cell>
          <table:table-cell table:style-name="ce2" office:value-type="string" calcext:value-type="string">
            <text:p>Q1538723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26];&quot;/&quot;;[.B26])" office:value-type="string" office:string-value="https://osm.org/relation/3278265" calcext:value-type="string">
            <text:p>https://osm.org/relation/32782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9710" calcext:value-type="float">
            <text:p>3279710</text:p>
          </table:table-cell>
          <table:table-cell table:style-name="ce2" office:value-type="string" calcext:value-type="string">
            <text:p>Rue Jef Devos</text:p>
          </table:table-cell>
          <table:table-cell table:style-name="ce2" office:value-type="string" calcext:value-type="string">
            <text:p>Jef Devo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 table:style-name="ce2" office:value-type="string" calcext:value-type="string">
            <text:p>conseiller communal</text:p>
          </table:table-cell>
          <table:table-cell table:style-name="ce5" table:formula="of:=CONCATENATE(&quot;https://osm.org/&quot;;[.A27];&quot;/&quot;;[.B27])" office:value-type="string" office:string-value="https://osm.org/relation/3279710" calcext:value-type="string">
            <text:p>https://osm.org/relation/32797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1490" calcext:value-type="float">
            <text:p>3281490</text:p>
          </table:table-cell>
          <table:table-cell table:style-name="ce2" office:value-type="string" calcext:value-type="string">
            <text:p>Rue Pierre Decoster</text:p>
          </table:table-cell>
          <table:table-cell table:style-name="ce2" office:value-type="string" calcext:value-type="string">
            <text:p>Pierre Decosterstraat</text:p>
          </table:table-cell>
          <table:table-cell table:style-name="ce3" office:value-type="string" calcext:value-type="string">
            <text:p>Q33846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28];&quot;/&quot;;[.B28])" office:value-type="string" office:string-value="https://osm.org/relation/3281490" calcext:value-type="string">
            <text:p>https://osm.org/relation/32814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1491" calcext:value-type="float">
            <text:p>3281491</text:p>
          </table:table-cell>
          <table:table-cell table:style-name="ce2" office:value-type="string" calcext:value-type="string">
            <text:p>Rue Edison</text:p>
          </table:table-cell>
          <table:table-cell table:style-name="ce2" office:value-type="string" calcext:value-type="string">
            <text:p>Edisonstraat</text:p>
          </table:table-cell>
          <table:table-cell table:style-name="ce2" office:value-type="string" calcext:value-type="string">
            <text:p>Q87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29];&quot;/&quot;;[.B29])" office:value-type="string" office:string-value="https://osm.org/relation/3281491" calcext:value-type="string">
            <text:p>https://osm.org/relation/32814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3281" calcext:value-type="float">
            <text:p>3283281</text:p>
          </table:table-cell>
          <table:table-cell table:style-name="ce2" office:value-type="string" calcext:value-type="string">
            <text:p>Rue Berthelot</text:p>
          </table:table-cell>
          <table:table-cell table:style-name="ce2" office:value-type="string" calcext:value-type="string">
            <text:p>Berthelotstraat</text:p>
          </table:table-cell>
          <table:table-cell table:style-name="ce2" office:value-type="string" calcext:value-type="string">
            <text:p>Q184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30];&quot;/&quot;;[.B30])" office:value-type="string" office:string-value="https://osm.org/relation/3283281" calcext:value-type="string">
            <text:p>https://osm.org/relation/32832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646" calcext:value-type="float">
            <text:p>3286646</text:p>
          </table:table-cell>
          <table:table-cell table:style-name="ce2" office:value-type="string" calcext:value-type="string">
            <text:p>Rue des Moines</text:p>
          </table:table-cell>
          <table:table-cell table:style-name="ce2" office:value-type="string" calcext:value-type="string">
            <text:p>Monni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baron de Fierlant</text:p>
          </table:table-cell>
          <table:table-cell table:style-name="ce5" table:formula="of:=CONCATENATE(&quot;https://osm.org/&quot;;[.A31];&quot;/&quot;;[.B31])" office:value-type="string" office:string-value="https://osm.org/relation/3286646" calcext:value-type="string">
            <text:p>https://osm.org/relation/32866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8989" calcext:value-type="float">
            <text:p>3288989</text:p>
          </table:table-cell>
          <table:table-cell table:style-name="ce2" office:value-type="string" calcext:value-type="string">
            <text:p>Rue de Fierlant</text:p>
          </table:table-cell>
          <table:table-cell table:style-name="ce2" office:value-type="string" calcext:value-type="string">
            <text:p>de Fierla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 table:style-name="ce2" office:value-type="string" calcext:value-type="string">
            <text:p>Du baron de Fierlant, grand propriétaire foncier du quartier du Pont-de-Luttre.</text:p>
          </table:table-cell>
          <table:table-cell table:style-name="ce5" table:formula="of:=CONCATENATE(&quot;https://osm.org/&quot;;[.A32];&quot;/&quot;;[.B32])" office:value-type="string" office:string-value="https://osm.org/relation/3288989" calcext:value-type="string">
            <text:p>https://osm.org/relation/3288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0300" calcext:value-type="float">
            <text:p>3290300</text:p>
          </table:table-cell>
          <table:table-cell table:style-name="ce2" office:value-type="string" calcext:value-type="string">
            <text:p>Rue du Croissant</text:p>
          </table:table-cell>
          <table:table-cell table:style-name="ce2" office:value-type="string" calcext:value-type="string">
            <text:p>Halvem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3];&quot;/&quot;;[.B33])" office:value-type="string" office:string-value="https://osm.org/relation/3290300" calcext:value-type="string">
            <text:p>https://osm.org/relation/32903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0302" calcext:value-type="float">
            <text:p>3290302</text:p>
          </table:table-cell>
          <table:table-cell table:style-name="ce2" office:value-type="string" calcext:value-type="string">
            <text:p>Rue du Croissant</text:p>
          </table:table-cell>
          <table:table-cell table:style-name="ce2" office:value-type="string" calcext:value-type="string">
            <text:p>Halvem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4];&quot;/&quot;;[.B34])" office:value-type="string" office:string-value="https://osm.org/relation/3290302" calcext:value-type="string">
            <text:p>https://osm.org/relation/3290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022" calcext:value-type="float">
            <text:p>3292022</text:p>
          </table:table-cell>
          <table:table-cell table:style-name="ce2" office:value-type="string" calcext:value-type="string">
            <text:p>Rue de Serbie</text:p>
          </table:table-cell>
          <table:table-cell table:style-name="ce2" office:value-type="string" calcext:value-type="string">
            <text:p>Serv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5];&quot;/&quot;;[.B35])" office:value-type="string" office:string-value="https://osm.org/relation/3292022" calcext:value-type="string">
            <text:p>https://osm.org/relation/3292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025" calcext:value-type="float">
            <text:p>3292025</text:p>
          </table:table-cell>
          <table:table-cell table:style-name="ce2" office:value-type="string" calcext:value-type="string">
            <text:p>Rue de Serbie</text:p>
          </table:table-cell>
          <table:table-cell table:style-name="ce2" office:value-type="string" calcext:value-type="string">
            <text:p>Serv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6];&quot;/&quot;;[.B36])" office:value-type="string" office:string-value="https://osm.org/relation/3292025" calcext:value-type="string">
            <text:p>https://osm.org/relation/32920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3606" calcext:value-type="float">
            <text:p>3293606</text:p>
          </table:table-cell>
          <table:table-cell table:style-name="ce2" office:value-type="string" calcext:value-type="string">
            <text:p>Avenue du Roi</text:p>
          </table:table-cell>
          <table:table-cell table:style-name="ce2" office:value-type="string" calcext:value-type="string">
            <text:p>Kon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wikipedia</text:p>
          </table:table-cell>
          <table:table-cell/>
          <table:table-cell table:style-name="ce5" table:formula="of:=CONCATENATE(&quot;https://osm.org/&quot;;[.A37];&quot;/&quot;;[.B37])" office:value-type="string" office:string-value="https://osm.org/relation/3293606" calcext:value-type="string">
            <text:p>https://osm.org/relation/3293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3638" calcext:value-type="float">
            <text:p>3293638</text:p>
          </table:table-cell>
          <table:table-cell table:style-name="ce2" office:value-type="string" calcext:value-type="string">
            <text:p>Avenue du Roi</text:p>
          </table:table-cell>
          <table:table-cell table:style-name="ce2" office:value-type="string" calcext:value-type="string">
            <text:p>Kon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wikipedia</text:p>
          </table:table-cell>
          <table:table-cell/>
          <table:table-cell table:style-name="ce5" table:formula="of:=CONCATENATE(&quot;https://osm.org/&quot;;[.A38];&quot;/&quot;;[.B38])" office:value-type="string" office:string-value="https://osm.org/relation/3293638" calcext:value-type="string">
            <text:p>https://osm.org/relation/32936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5528" calcext:value-type="float">
            <text:p>3295528</text:p>
          </table:table-cell>
          <table:table-cell table:style-name="ce2" office:value-type="string" calcext:value-type="string">
            <text:p>Rue du Canada</text:p>
          </table:table-cell>
          <table:table-cell table:style-name="ce2" office:value-type="string" calcext:value-type="string">
            <text:p>Canad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9];&quot;/&quot;;[.B39])" office:value-type="string" office:string-value="https://osm.org/relation/3295528" calcext:value-type="string">
            <text:p>https://osm.org/relation/32955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5536" calcext:value-type="float">
            <text:p>3295536</text:p>
          </table:table-cell>
          <table:table-cell table:style-name="ce2" office:value-type="string" calcext:value-type="string">
            <text:p>Rue André Hennebicq</text:p>
          </table:table-cell>
          <table:table-cell table:style-name="ce2" office:value-type="string" calcext:value-type="string">
            <text:p>André Hennebicqstraat</text:p>
          </table:table-cell>
          <table:table-cell table:style-name="ce2" office:value-type="string" calcext:value-type="string">
            <text:p>Q32721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0];&quot;/&quot;;[.B40])" office:value-type="string" office:string-value="https://osm.org/relation/3295536" calcext:value-type="string">
            <text:p>https://osm.org/relation/3295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5537" calcext:value-type="float">
            <text:p>3295537</text:p>
          </table:table-cell>
          <table:table-cell table:style-name="ce2" office:value-type="string" calcext:value-type="string">
            <text:p>Rue André Hennebicq</text:p>
          </table:table-cell>
          <table:table-cell table:style-name="ce2" office:value-type="string" calcext:value-type="string">
            <text:p>André Hennebicqstraat</text:p>
          </table:table-cell>
          <table:table-cell table:style-name="ce2" office:value-type="string" calcext:value-type="string">
            <text:p>Q32721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1];&quot;/&quot;;[.B41])" office:value-type="string" office:string-value="https://osm.org/relation/3295537" calcext:value-type="string">
            <text:p>https://osm.org/relation/3295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8894" calcext:value-type="float">
            <text:p>3298894</text:p>
          </table:table-cell>
          <table:table-cell table:style-name="ce2" office:value-type="string" calcext:value-type="string">
            <text:p>Rue Jules Francqui</text:p>
          </table:table-cell>
          <table:table-cell table:style-name="ce2" office:value-type="string" calcext:value-type="string">
            <text:p>Jules Francqui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/>
          <table:table-cell table:style-name="ce5" table:formula="of:=CONCATENATE(&quot;https://osm.org/&quot;;[.A42];&quot;/&quot;;[.B42])" office:value-type="string" office:string-value="https://osm.org/relation/3298894" calcext:value-type="string">
            <text:p>https://osm.org/relation/3298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0593" calcext:value-type="float">
            <text:p>3300593</text:p>
          </table:table-cell>
          <table:table-cell table:style-name="ce2" office:value-type="string" calcext:value-type="string">
            <text:p>Rue Égide Walschaerts</text:p>
          </table:table-cell>
          <table:table-cell table:style-name="ce2" office:value-type="string" calcext:value-type="string">
            <text:p>Égide Walschaertsstraat</text:p>
          </table:table-cell>
          <table:table-cell table:style-name="ce3" office:value-type="string" calcext:value-type="string">
            <text:p>Q12977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3];&quot;/&quot;;[.B43])" office:value-type="string" office:string-value="https://osm.org/relation/3300593" calcext:value-type="string">
            <text:p>https://osm.org/relation/3300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2527" calcext:value-type="float">
            <text:p>3302527</text:p>
          </table:table-cell>
          <table:table-cell table:style-name="ce2" office:value-type="string" calcext:value-type="string">
            <text:p>Rue de l'Eau</text:p>
          </table:table-cell>
          <table:table-cell table:style-name="ce2" office:value-type="string" calcext:value-type="string">
            <text:p>Wa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4];&quot;/&quot;;[.B44])" office:value-type="string" office:string-value="https://osm.org/relation/3302527" calcext:value-type="string">
            <text:p>https://osm.org/relation/33025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844" calcext:value-type="float">
            <text:p>3303844</text:p>
          </table:table-cell>
          <table:table-cell table:style-name="ce2" office:value-type="string" calcext:value-type="string">
            <text:p>Rue du Dries</text:p>
          </table:table-cell>
          <table:table-cell table:style-name="ce2" office:value-type="string" calcext:value-type="string">
            <text:p>Dri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5];&quot;/&quot;;[.B45])" office:value-type="string" office:string-value="https://osm.org/relation/3303844" calcext:value-type="string">
            <text:p>https://osm.org/relation/33038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213" calcext:value-type="float">
            <text:p>3306213</text:p>
          </table:table-cell>
          <table:table-cell table:style-name="ce2" office:value-type="string" calcext:value-type="string">
            <text:p>Place Saint-Denis</text:p>
          </table:table-cell>
          <table:table-cell table:style-name="ce2" office:value-type="string" calcext:value-type="string">
            <text:p>Sint-Denij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6];&quot;/&quot;;[.B46])" office:value-type="string" office:string-value="https://osm.org/relation/3306213" calcext:value-type="string">
            <text:p>https://osm.org/relation/33062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8097" calcext:value-type="float">
            <text:p>3308097</text:p>
          </table:table-cell>
          <table:table-cell table:style-name="ce2" office:value-type="string" calcext:value-type="string">
            <text:p>Rue Jean-Baptiste Vanpé</text:p>
          </table:table-cell>
          <table:table-cell table:style-name="ce2" office:value-type="string" calcext:value-type="string">
            <text:p>Jean-Baptiste Vanpéstraat</text:p>
          </table:table-cell>
          <table:table-cell table:style-name="ce3" office:value-type="string" calcext:value-type="string">
            <text:p>Q316422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7];&quot;/&quot;;[.B47])" office:value-type="string" office:string-value="https://osm.org/relation/3308097" calcext:value-type="string">
            <text:p>https://osm.org/relation/3308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366" calcext:value-type="float">
            <text:p>3311366</text:p>
          </table:table-cell>
          <table:table-cell table:style-name="ce2" office:value-type="string" calcext:value-type="string">
            <text:p>Rue Pieter</text:p>
          </table:table-cell>
          <table:table-cell table:style-name="ce2" office:value-type="string" calcext:value-type="string">
            <text:p>Piet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8];&quot;/&quot;;[.B48])" office:value-type="string" office:string-value="https://osm.org/relation/3311366" calcext:value-type="string">
            <text:p>https://osm.org/relation/3311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810" calcext:value-type="float">
            <text:p>3312810</text:p>
          </table:table-cell>
          <table:table-cell table:style-name="ce2" office:value-type="string" calcext:value-type="string">
            <text:p>Rue Caporal Trésignies</text:p>
          </table:table-cell>
          <table:table-cell table:style-name="ce2" office:value-type="string" calcext:value-type="string">
            <text:p>Korporaal Trésigniesstraat</text:p>
          </table:table-cell>
          <table:table-cell table:style-name="ce2" office:value-type="string" calcext:value-type="string">
            <text:p>Q242426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9];&quot;/&quot;;[.B49])" office:value-type="string" office:string-value="https://osm.org/relation/3312810" calcext:value-type="string">
            <text:p>https://osm.org/relation/3312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811" calcext:value-type="float">
            <text:p>3312811</text:p>
          </table:table-cell>
          <table:table-cell table:style-name="ce2" office:value-type="string" calcext:value-type="string">
            <text:p>Rue André Baillon</text:p>
          </table:table-cell>
          <table:table-cell table:style-name="ce2" office:value-type="string" calcext:value-type="string">
            <text:p>André Baillonstraat</text:p>
          </table:table-cell>
          <table:table-cell table:style-name="ce2" office:value-type="string" calcext:value-type="string">
            <text:p>Q5485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0];&quot;/&quot;;[.B50])" office:value-type="string" office:string-value="https://osm.org/relation/3312811" calcext:value-type="string">
            <text:p>https://osm.org/relation/33128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184" calcext:value-type="float">
            <text:p>3315184</text:p>
          </table:table-cell>
          <table:table-cell table:style-name="ce2" office:value-type="string" calcext:value-type="string">
            <text:p>Avenue Général Dumonceau</text:p>
          </table:table-cell>
          <table:table-cell table:style-name="ce2" office:value-type="string" calcext:value-type="string">
            <text:p>Generaal Dumonceaulaan</text:p>
          </table:table-cell>
          <table:table-cell table:style-name="ce2" office:value-type="string" calcext:value-type="string">
            <text:p>Q12688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1];&quot;/&quot;;[.B51])" office:value-type="string" office:string-value="https://osm.org/relation/3315184" calcext:value-type="string">
            <text:p>https://osm.org/relation/33151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223" calcext:value-type="float">
            <text:p>3316223</text:p>
          </table:table-cell>
          <table:table-cell table:style-name="ce2" office:value-type="string" calcext:value-type="string">
            <text:p>Rue de Hal</text:p>
          </table:table-cell>
          <table:table-cell table:style-name="ce2" office:value-type="string" calcext:value-type="string">
            <text:p>Ha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2];&quot;/&quot;;[.B52])" office:value-type="string" office:string-value="https://osm.org/relation/3316223" calcext:value-type="string">
            <text:p>https://osm.org/relation/3316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7745" calcext:value-type="float">
            <text:p>3317745</text:p>
          </table:table-cell>
          <table:table-cell table:style-name="ce2" office:value-type="string" calcext:value-type="string">
            <text:p>Rue du Katanga</text:p>
          </table:table-cell>
          <table:table-cell table:style-name="ce2" office:value-type="string" calcext:value-type="string">
            <text:p>Katang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3];&quot;/&quot;;[.B53])" office:value-type="string" office:string-value="https://osm.org/relation/3317745" calcext:value-type="string">
            <text:p>https://osm.org/relation/33177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7749" calcext:value-type="float">
            <text:p>3317749</text:p>
          </table:table-cell>
          <table:table-cell table:style-name="ce2" office:value-type="string" calcext:value-type="string">
            <text:p>Rue de la Soierie</text:p>
          </table:table-cell>
          <table:table-cell table:style-name="ce2" office:value-type="string" calcext:value-type="string">
            <text:p>Zijdewev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4];&quot;/&quot;;[.B54])" office:value-type="string" office:string-value="https://osm.org/relation/3317749" calcext:value-type="string">
            <text:p>https://osm.org/relation/33177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9944" calcext:value-type="float">
            <text:p>3319944</text:p>
          </table:table-cell>
          <table:table-cell table:style-name="ce2" office:value-type="string" calcext:value-type="string">
            <text:p>Rue de la Teinturerie</text:p>
          </table:table-cell>
          <table:table-cell table:style-name="ce2" office:value-type="string" calcext:value-type="string">
            <text:p>Verv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5];&quot;/&quot;;[.B55])" office:value-type="string" office:string-value="https://osm.org/relation/3319944" calcext:value-type="string">
            <text:p>https://osm.org/relation/33199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9955" calcext:value-type="float">
            <text:p>3319955</text:p>
          </table:table-cell>
          <table:table-cell table:style-name="ce2" office:value-type="string" calcext:value-type="string">
            <text:p>Rue des Bonnes-Mères</text:p>
          </table:table-cell>
          <table:table-cell table:style-name="ce2" office:value-type="string" calcext:value-type="string">
            <text:p>Goede Moe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6];&quot;/&quot;;[.B56])" office:value-type="string" office:string-value="https://osm.org/relation/3319955" calcext:value-type="string">
            <text:p>https://osm.org/relation/33199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759" calcext:value-type="float">
            <text:p>3321759</text:p>
          </table:table-cell>
          <table:table-cell table:style-name="ce2" office:value-type="string" calcext:value-type="string">
            <text:p>Rue Auguste Lumière</text:p>
          </table:table-cell>
          <table:table-cell table:style-name="ce2" office:value-type="string" calcext:value-type="string">
            <text:p>Auguste Lumièrestraat</text:p>
          </table:table-cell>
          <table:table-cell table:style-name="ce2" office:value-type="string" calcext:value-type="string">
            <text:p>Q42722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7];&quot;/&quot;;[.B57])" office:value-type="string" office:string-value="https://osm.org/relation/3321759" calcext:value-type="string">
            <text:p>https://osm.org/relation/33217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760" calcext:value-type="float">
            <text:p>3321760</text:p>
          </table:table-cell>
          <table:table-cell table:style-name="ce2" office:value-type="string" calcext:value-type="string">
            <text:p>Rue Louis Lumière</text:p>
          </table:table-cell>
          <table:table-cell table:style-name="ce2" office:value-type="string" calcext:value-type="string">
            <text:p>Louis Lumièrestraat</text:p>
          </table:table-cell>
          <table:table-cell table:style-name="ce2" office:value-type="string" calcext:value-type="string">
            <text:p>Q19622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8];&quot;/&quot;;[.B58])" office:value-type="string" office:string-value="https://osm.org/relation/3321760" calcext:value-type="string">
            <text:p>https://osm.org/relation/3321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606" calcext:value-type="float">
            <text:p>3326606</text:p>
          </table:table-cell>
          <table:table-cell table:style-name="ce2" office:value-type="string" calcext:value-type="string">
            <text:p>Avenue des Familles</text:p>
          </table:table-cell>
          <table:table-cell table:style-name="ce2" office:value-type="string" calcext:value-type="string">
            <text:p>Famil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9];&quot;/&quot;;[.B59])" office:value-type="string" office:string-value="https://osm.org/relation/3326606" calcext:value-type="string">
            <text:p>https://osm.org/relation/3326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841" calcext:value-type="float">
            <text:p>3327841</text:p>
          </table:table-cell>
          <table:table-cell table:style-name="ce2" office:value-type="string" calcext:value-type="string">
            <text:p>Avenue du Fléron</text:p>
          </table:table-cell>
          <table:table-cell table:style-name="ce2" office:value-type="string" calcext:value-type="string">
            <text:p>Flér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0];&quot;/&quot;;[.B60])" office:value-type="string" office:string-value="https://osm.org/relation/3327841" calcext:value-type="string">
            <text:p>https://osm.org/relation/3327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541" calcext:value-type="float">
            <text:p>3329541</text:p>
          </table:table-cell>
          <table:table-cell table:style-name="ce2" office:value-type="string" calcext:value-type="string">
            <text:p>Rue de Mérode</text:p>
          </table:table-cell>
          <table:table-cell table:style-name="ce2" office:value-type="string" calcext:value-type="string">
            <text:p>de Mérodestraat</text:p>
          </table:table-cell>
          <table:table-cell table:style-name="ce2" office:value-type="string" calcext:value-type="string">
            <text:p>Q25703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61];&quot;/&quot;;[.B61])" office:value-type="string" office:string-value="https://osm.org/relation/3329541" calcext:value-type="string">
            <text:p>https://osm.org/relation/3329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520" calcext:value-type="float">
            <text:p>3333520</text:p>
          </table:table-cell>
          <table:table-cell table:style-name="ce2" office:value-type="string" calcext:value-type="string">
            <text:p>Rue du Monténégro</text:p>
          </table:table-cell>
          <table:table-cell table:style-name="ce2" office:value-type="string" calcext:value-type="string">
            <text:p>Montenegr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2];&quot;/&quot;;[.B62])" office:value-type="string" office:string-value="https://osm.org/relation/3333520" calcext:value-type="string">
            <text:p>https://osm.org/relation/33335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6049" calcext:value-type="float">
            <text:p>3336049</text:p>
          </table:table-cell>
          <table:table-cell table:style-name="ce2" office:value-type="string" calcext:value-type="string">
            <text:p>Rue Max Waller</text:p>
          </table:table-cell>
          <table:table-cell table:style-name="ce2" office:value-type="string" calcext:value-type="string">
            <text:p>Max Wallerstraat</text:p>
          </table:table-cell>
          <table:table-cell table:style-name="ce2" office:value-type="string" calcext:value-type="string">
            <text:p>Q33023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63];&quot;/&quot;;[.B63])" office:value-type="string" office:string-value="https://osm.org/relation/3336049" calcext:value-type="string">
            <text:p>https://osm.org/relation/33360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6053" calcext:value-type="float">
            <text:p>3336053</text:p>
          </table:table-cell>
          <table:table-cell table:style-name="ce2" office:value-type="string" calcext:value-type="string">
            <text:p>Avenue des Huileries</text:p>
          </table:table-cell>
          <table:table-cell table:style-name="ce2" office:value-type="string" calcext:value-type="string">
            <text:p>Olieslag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4];&quot;/&quot;;[.B64])" office:value-type="string" office:string-value="https://osm.org/relation/3336053" calcext:value-type="string">
            <text:p>https://osm.org/relation/33360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8640" calcext:value-type="float">
            <text:p>3338640</text:p>
          </table:table-cell>
          <table:table-cell table:style-name="ce2" office:value-type="string" calcext:value-type="string">
            <text:p>Rue du Monténégro</text:p>
          </table:table-cell>
          <table:table-cell table:style-name="ce2" office:value-type="string" calcext:value-type="string">
            <text:p>Montenegr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5];&quot;/&quot;;[.B65])" office:value-type="string" office:string-value="https://osm.org/relation/3338640" calcext:value-type="string">
            <text:p>https://osm.org/relation/33386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9754" calcext:value-type="float">
            <text:p>3339754</text:p>
          </table:table-cell>
          <table:table-cell table:style-name="ce2" office:value-type="string" calcext:value-type="string">
            <text:p>Avenue du Bempt</text:p>
          </table:table-cell>
          <table:table-cell table:style-name="ce2" office:value-type="string" calcext:value-type="string">
            <text:p>Bemp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6];&quot;/&quot;;[.B66])" office:value-type="string" office:string-value="https://osm.org/relation/3339754" calcext:value-type="string">
            <text:p>https://osm.org/relation/3339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9801" calcext:value-type="float">
            <text:p>3339801</text:p>
          </table:table-cell>
          <table:table-cell table:style-name="ce2" office:value-type="string" calcext:value-type="string">
            <text:p>Rue Jean-Baptiste Baeck</text:p>
          </table:table-cell>
          <table:table-cell table:style-name="ce2" office:value-type="string" calcext:value-type="string">
            <text:p>Jean-Baptiste Bae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 table:style-name="ce2" office:value-type="string" calcext:value-type="string">
            <text:p>Jean-Baptiste Baeck (1892-1965)</text:p>
          </table:table-cell>
          <table:table-cell table:style-name="ce5" table:formula="of:=CONCATENATE(&quot;https://osm.org/&quot;;[.A67];&quot;/&quot;;[.B67])" office:value-type="string" office:string-value="https://osm.org/relation/3339801" calcext:value-type="string">
            <text:p>https://osm.org/relation/3339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9803" calcext:value-type="float">
            <text:p>3339803</text:p>
          </table:table-cell>
          <table:table-cell table:style-name="ce2" office:value-type="string" calcext:value-type="string">
            <text:p>Avenue Stuart Merrill</text:p>
          </table:table-cell>
          <table:table-cell table:style-name="ce2" office:value-type="string" calcext:value-type="string">
            <text:p>Stuart Merrilllaan</text:p>
          </table:table-cell>
          <table:table-cell table:style-name="ce2" office:value-type="string" calcext:value-type="string">
            <text:p>Q30874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68];&quot;/&quot;;[.B68])" office:value-type="string" office:string-value="https://osm.org/relation/3339803" calcext:value-type="string">
            <text:p>https://osm.org/relation/3339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736" calcext:value-type="float">
            <text:p>3341736</text:p>
          </table:table-cell>
          <table:table-cell table:style-name="ce2" office:value-type="string" calcext:value-type="string">
            <text:p>Avenue Kersbeek</text:p>
          </table:table-cell>
          <table:table-cell table:style-name="ce2" office:value-type="string" calcext:value-type="string">
            <text:p>Kers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9];&quot;/&quot;;[.B69])" office:value-type="string" office:string-value="https://osm.org/relation/3341736" calcext:value-type="string">
            <text:p>https://osm.org/relation/3341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50211" calcext:value-type="float">
            <text:p>3350211</text:p>
          </table:table-cell>
          <table:table-cell table:style-name="ce2" office:value-type="string" calcext:value-type="string">
            <text:p>Avenue Wielemans Ceuppens</text:p>
          </table:table-cell>
          <table:table-cell table:style-name="ce2" office:value-type="string" calcext:value-type="string">
            <text:p>Wielemans Ceuppen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office:value-type="string" calcext:value-type="string">
            <text:p><text:a xlink:href="https://fr.wikipedia.org/wiki/Famille_Wielemans" xlink:type="simple">https://fr.wikipedia.org/wiki/Famille_Wielemans</text:a></text:p>
          </table:table-cell>
          <table:table-cell/>
          <table:table-cell table:style-name="ce5" table:formula="of:=CONCATENATE(&quot;https://osm.org/&quot;;[.A70];&quot;/&quot;;[.B70])" office:value-type="string" office:string-value="https://osm.org/relation/3350211" calcext:value-type="string">
            <text:p>https://osm.org/relation/3350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5151" calcext:value-type="float">
            <text:p>3365151</text:p>
          </table:table-cell>
          <table:table-cell table:style-name="ce2" office:value-type="string" calcext:value-type="string">
            <text:p>Square Lison</text:p>
          </table:table-cell>
          <table:table-cell table:style-name="ce2" office:value-type="string" calcext:value-type="string">
            <text:p>Lisonsquare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71];&quot;/&quot;;[.B71])" office:value-type="string" office:string-value="https://osm.org/relation/3365151" calcext:value-type="string">
            <text:p>https://osm.org/relation/33651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5152" calcext:value-type="float">
            <text:p>3365152</text:p>
          </table:table-cell>
          <table:table-cell table:style-name="ce2" office:value-type="string" calcext:value-type="string">
            <text:p>Square Manon</text:p>
          </table:table-cell>
          <table:table-cell table:style-name="ce2" office:value-type="string" calcext:value-type="string">
            <text:p>Manonsquare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72];&quot;/&quot;;[.B72])" office:value-type="string" office:string-value="https://osm.org/relation/3365152" calcext:value-type="string">
            <text:p>https://osm.org/relation/33651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5153" calcext:value-type="float">
            <text:p>3365153</text:p>
          </table:table-cell>
          <table:table-cell table:style-name="ce2" office:value-type="string" calcext:value-type="string">
            <text:p>Square de la Madelon</text:p>
          </table:table-cell>
          <table:table-cell table:style-name="ce2" office:value-type="string" calcext:value-type="string">
            <text:p>Madelonsquare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73];&quot;/&quot;;[.B73])" office:value-type="string" office:string-value="https://osm.org/relation/3365153" calcext:value-type="string">
            <text:p>https://osm.org/relation/3365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37" calcext:value-type="float">
            <text:p>3368537</text:p>
          </table:table-cell>
          <table:table-cell table:style-name="ce2" office:value-type="string" calcext:value-type="string">
            <text:p>Avenue Denayer</text:p>
          </table:table-cell>
          <table:table-cell table:style-name="ce2" office:value-type="string" calcext:value-type="string">
            <text:p>Denay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Has no page</text:p>
          </table:table-cell>
          <table:table-cell table:style-name="ce2" office:value-type="string" calcext:value-type="string">
            <text:p>Jean-Baptiste Denayer (1832-1900), échevin catholique forestois</text:p>
          </table:table-cell>
          <table:table-cell table:style-name="ce5" table:formula="of:=CONCATENATE(&quot;https://osm.org/&quot;;[.A74];&quot;/&quot;;[.B74])" office:value-type="string" office:string-value="https://osm.org/relation/3368537" calcext:value-type="string">
            <text:p>https://osm.org/relation/3368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38" calcext:value-type="float">
            <text:p>3368538</text:p>
          </table:table-cell>
          <table:table-cell table:style-name="ce2" office:value-type="string" calcext:value-type="string">
            <text:p>Avenue de Haveskercke</text:p>
          </table:table-cell>
          <table:table-cell table:style-name="ce2" office:value-type="string" calcext:value-type="string">
            <text:p>de Haveskerck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has no page</text:p>
          </table:table-cell>
          <table:table-cell/>
          <table:table-cell table:style-name="ce5" table:formula="of:=CONCATENATE(&quot;https://osm.org/&quot;;[.A75];&quot;/&quot;;[.B75])" office:value-type="string" office:string-value="https://osm.org/relation/3368538" calcext:value-type="string">
            <text:p>https://osm.org/relation/33685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39" calcext:value-type="float">
            <text:p>3368539</text:p>
          </table:table-cell>
          <table:table-cell table:style-name="ce2" office:value-type="string" calcext:value-type="string">
            <text:p>Avenue du Jonc</text:p>
          </table:table-cell>
          <table:table-cell table:style-name="ce2" office:value-type="string" calcext:value-type="string">
            <text:p>Bie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6];&quot;/&quot;;[.B76])" office:value-type="string" office:string-value="https://osm.org/relation/3368539" calcext:value-type="string">
            <text:p>https://osm.org/relation/3368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0" calcext:value-type="float">
            <text:p>3368540</text:p>
          </table:table-cell>
          <table:table-cell table:style-name="ce2" office:value-type="string" calcext:value-type="string">
            <text:p>Drève d'Anjou</text:p>
          </table:table-cell>
          <table:table-cell table:style-name="ce2" office:value-type="string" calcext:value-type="string">
            <text:p>Anjou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7];&quot;/&quot;;[.B77])" office:value-type="string" office:string-value="https://osm.org/relation/3368540" calcext:value-type="string">
            <text:p>https://osm.org/relation/3368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1" calcext:value-type="float">
            <text:p>3368541</text:p>
          </table:table-cell>
          <table:table-cell table:style-name="ce2" office:value-type="string" calcext:value-type="string">
            <text:p>Drève de Champagne</text:p>
          </table:table-cell>
          <table:table-cell table:style-name="ce2" office:value-type="string" calcext:value-type="string">
            <text:p>Champagn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8];&quot;/&quot;;[.B78])" office:value-type="string" office:string-value="https://osm.org/relation/3368541" calcext:value-type="string">
            <text:p>https://osm.org/relation/3368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2" calcext:value-type="float">
            <text:p>3368542</text:p>
          </table:table-cell>
          <table:table-cell table:style-name="ce2" office:value-type="string" calcext:value-type="string">
            <text:p>Drève de la Grappe</text:p>
          </table:table-cell>
          <table:table-cell table:style-name="ce2" office:value-type="string" calcext:value-type="string">
            <text:p>Tro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9];&quot;/&quot;;[.B79])" office:value-type="string" office:string-value="https://osm.org/relation/3368542" calcext:value-type="string">
            <text:p>https://osm.org/relation/3368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3" calcext:value-type="float">
            <text:p>3368543</text:p>
          </table:table-cell>
          <table:table-cell table:style-name="ce2" office:value-type="string" calcext:value-type="string">
            <text:p>Drève des Futailles</text:p>
          </table:table-cell>
          <table:table-cell table:style-name="ce2" office:value-type="string" calcext:value-type="string">
            <text:p>Fust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0];&quot;/&quot;;[.B80])" office:value-type="string" office:string-value="https://osm.org/relation/3368543" calcext:value-type="string">
            <text:p>https://osm.org/relation/3368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4" calcext:value-type="float">
            <text:p>3368544</text:p>
          </table:table-cell>
          <table:table-cell table:style-name="ce2" office:value-type="string" calcext:value-type="string">
            <text:p>Drève des Vendanges</text:p>
          </table:table-cell>
          <table:table-cell table:style-name="ce2" office:value-type="string" calcext:value-type="string">
            <text:p>Wijnoogst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1];&quot;/&quot;;[.B81])" office:value-type="string" office:string-value="https://osm.org/relation/3368544" calcext:value-type="string">
            <text:p>https://osm.org/relation/33685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5" calcext:value-type="float">
            <text:p>3368545</text:p>
          </table:table-cell>
          <table:table-cell table:style-name="ce2" office:value-type="string" calcext:value-type="string">
            <text:p>Drève du Pressoir</text:p>
          </table:table-cell>
          <table:table-cell table:style-name="ce2" office:value-type="string" calcext:value-type="string">
            <text:p>Wijnper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2];&quot;/&quot;;[.B82])" office:value-type="string" office:string-value="https://osm.org/relation/3368545" calcext:value-type="string">
            <text:p>https://osm.org/relation/3368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6" calcext:value-type="float">
            <text:p>3368546</text:p>
          </table:table-cell>
          <table:table-cell table:style-name="ce2" office:value-type="string" calcext:value-type="string">
            <text:p>Drève du Tastevin</text:p>
          </table:table-cell>
          <table:table-cell table:style-name="ce2" office:value-type="string" calcext:value-type="string">
            <text:p>Tastevi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3];&quot;/&quot;;[.B83])" office:value-type="string" office:string-value="https://osm.org/relation/3368546" calcext:value-type="string">
            <text:p>https://osm.org/relation/33685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7" calcext:value-type="float">
            <text:p>3368547</text:p>
          </table:table-cell>
          <table:table-cell table:style-name="ce2" office:value-type="string" calcext:value-type="string">
            <text:p>Square des Bacchantes</text:p>
          </table:table-cell>
          <table:table-cell table:style-name="ce2" office:value-type="string" calcext:value-type="string">
            <text:p>Bacchant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4];&quot;/&quot;;[.B84])" office:value-type="string" office:string-value="https://osm.org/relation/3368547" calcext:value-type="string">
            <text:p>https://osm.org/relation/33685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70604" calcext:value-type="float">
            <text:p>3370604</text:p>
          </table:table-cell>
          <table:table-cell table:style-name="ce2" office:value-type="string" calcext:value-type="string">
            <text:p>Rue Fernand Bernier</text:p>
          </table:table-cell>
          <table:table-cell table:style-name="ce2" office:value-type="string" calcext:value-type="string">
            <text:p>Fernand Bern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</text:p>
          </table:table-cell>
          <table:table-cell table:style-name="ce2" office:value-type="string" calcext:value-type="string">
            <text:p>Fernand Bernier (1864-1929)</text:p>
          </table:table-cell>
          <table:table-cell table:style-name="ce5" table:formula="of:=CONCATENATE(&quot;https://osm.org/&quot;;[.A85];&quot;/&quot;;[.B85])" office:value-type="string" office:string-value="https://osm.org/relation/3370604" calcext:value-type="string">
            <text:p>https://osm.org/relation/3370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8124" calcext:value-type="float">
            <text:p>3548124</text:p>
          </table:table-cell>
          <table:table-cell table:style-name="ce2" office:value-type="string" calcext:value-type="string">
            <text:p>Avenue Fonsny</text:p>
          </table:table-cell>
          <table:table-cell table:style-name="ce2" office:value-type="string" calcext:value-type="string">
            <text:p>Fonsny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ean-Toussaint Fonsny (1801-1884), burgemeester van Sint-Gillis van 1861 tot 1870 en van 1872 tot 1881</text:p>
          </table:table-cell>
          <table:table-cell table:style-name="ce5" table:formula="of:=CONCATENATE(&quot;https://osm.org/&quot;;[.A86];&quot;/&quot;;[.B86])" office:value-type="string" office:string-value="https://osm.org/relation/3548124" calcext:value-type="string">
            <text:p>https://osm.org/relation/35481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86527" calcext:value-type="float">
            <text:p>3586527</text:p>
          </table:table-cell>
          <table:table-cell table:style-name="ce2" office:value-type="string" calcext:value-type="string">
            <text:p>Chaussée de Forest</text:p>
          </table:table-cell>
          <table:table-cell table:style-name="ce2" office:value-type="string" calcext:value-type="string">
            <text:p>Vorst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7];&quot;/&quot;;[.B87])" office:value-type="string" office:string-value="https://osm.org/relation/3586527" calcext:value-type="string">
            <text:p>https://osm.org/relation/35865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57" calcext:value-type="float">
            <text:p>4818357</text:p>
          </table:table-cell>
          <table:table-cell table:style-name="ce2" office:value-type="string" calcext:value-type="string">
            <text:p>Chaussée de Ruisbroek</text:p>
          </table:table-cell>
          <table:table-cell table:style-name="ce2" office:value-type="string" calcext:value-type="string">
            <text:p>Ruisbroek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8];&quot;/&quot;;[.B88])" office:value-type="string" office:string-value="https://osm.org/relation/4818357" calcext:value-type="string">
            <text:p>https://osm.org/relation/4818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58" calcext:value-type="float">
            <text:p>4818358</text:p>
          </table:table-cell>
          <table:table-cell table:style-name="ce2" office:value-type="string" calcext:value-type="string">
            <text:p>Rue de Lusambo</text:p>
          </table:table-cell>
          <table:table-cell table:style-name="ce2" office:value-type="string" calcext:value-type="string">
            <text:p>Lusamb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9];&quot;/&quot;;[.B89])" office:value-type="string" office:string-value="https://osm.org/relation/4818358" calcext:value-type="string">
            <text:p>https://osm.org/relation/4818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76" calcext:value-type="float">
            <text:p>4818376</text:p>
          </table:table-cell>
          <table:table-cell table:style-name="ce2" office:value-type="string" calcext:value-type="string">
            <text:p>Boulevard de l'Humanité</text:p>
          </table:table-cell>
          <table:table-cell table:style-name="ce2" office:value-type="string" calcext:value-type="string">
            <text:p>Humanitei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0];&quot;/&quot;;[.B90])" office:value-type="string" office:string-value="https://osm.org/relation/4818376" calcext:value-type="string">
            <text:p>https://osm.org/relation/48183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77" calcext:value-type="float">
            <text:p>4818377</text:p>
          </table:table-cell>
          <table:table-cell table:style-name="ce2" office:value-type="string" calcext:value-type="string">
            <text:p>Rue des Lutins</text:p>
          </table:table-cell>
          <table:table-cell table:style-name="ce2" office:value-type="string" calcext:value-type="string">
            <text:p>Kabou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1];&quot;/&quot;;[.B91])" office:value-type="string" office:string-value="https://osm.org/relation/4818377" calcext:value-type="string">
            <text:p>https://osm.org/relation/48183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98" calcext:value-type="float">
            <text:p>4818398</text:p>
          </table:table-cell>
          <table:table-cell table:style-name="ce2" office:value-type="string" calcext:value-type="string">
            <text:p>Rue Bollinckx</text:p>
          </table:table-cell>
          <table:table-cell table:style-name="ce2" office:value-type="string" calcext:value-type="string">
            <text:p>Bollin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.B. Bollinckx of Henri Bollinckx?</text:p>
          </table:table-cell>
          <table:table-cell table:style-name="ce5" table:formula="of:=CONCATENATE(&quot;https://osm.org/&quot;;[.A92];&quot;/&quot;;[.B92])" office:value-type="string" office:string-value="https://osm.org/relation/4818398" calcext:value-type="string">
            <text:p>https://osm.org/relation/48183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532" calcext:value-type="float">
            <text:p>4818532</text:p>
          </table:table-cell>
          <table:table-cell table:style-name="ce2" office:value-type="string" calcext:value-type="string">
            <text:p>Rue du Cerf</text:p>
          </table:table-cell>
          <table:table-cell table:style-name="ce2" office:value-type="string" calcext:value-type="string">
            <text:p>H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3];&quot;/&quot;;[.B93])" office:value-type="string" office:string-value="https://osm.org/relation/4818532" calcext:value-type="string">
            <text:p>https://osm.org/relation/48185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678" calcext:value-type="float">
            <text:p>4818678</text:p>
          </table:table-cell>
          <table:table-cell table:style-name="ce2" office:value-type="string" calcext:value-type="string">
            <text:p>Chaussée de Neerstalle</text:p>
          </table:table-cell>
          <table:table-cell table:style-name="ce2" office:value-type="string" calcext:value-type="string">
            <text:p>Neerstal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4];&quot;/&quot;;[.B94])" office:value-type="string" office:string-value="https://osm.org/relation/4818678" calcext:value-type="string">
            <text:p>https://osm.org/relation/4818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679" calcext:value-type="float">
            <text:p>4818679</text:p>
          </table:table-cell>
          <table:table-cell table:style-name="ce2" office:value-type="string" calcext:value-type="string">
            <text:p>Square Emile des Grées du Loû</text:p>
          </table:table-cell>
          <table:table-cell table:style-name="ce2" office:value-type="string" calcext:value-type="string">
            <text:p>Emile des Grées du Loû 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95];&quot;/&quot;;[.B95])" office:value-type="string" office:string-value="https://osm.org/relation/4818679" calcext:value-type="string">
            <text:p>https://osm.org/relation/4818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707" calcext:value-type="float">
            <text:p>4818707</text:p>
          </table:table-cell>
          <table:table-cell table:style-name="ce2" office:value-type="string" calcext:value-type="string">
            <text:p>Clos des Fuchsias</text:p>
          </table:table-cell>
          <table:table-cell table:style-name="ce2" office:value-type="string" calcext:value-type="string">
            <text:p>Fuchsi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6];&quot;/&quot;;[.B96])" office:value-type="string" office:string-value="https://osm.org/relation/4818707" calcext:value-type="string">
            <text:p>https://osm.org/relation/4818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708" calcext:value-type="float">
            <text:p>4818708</text:p>
          </table:table-cell>
          <table:table-cell table:style-name="ce2" office:value-type="string" calcext:value-type="string">
            <text:p>Rue de Lisala</text:p>
          </table:table-cell>
          <table:table-cell table:style-name="ce2" office:value-type="string" calcext:value-type="string">
            <text:p>Lisal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7];&quot;/&quot;;[.B97])" office:value-type="string" office:string-value="https://osm.org/relation/4818708" calcext:value-type="string">
            <text:p>https://osm.org/relation/48187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2963" calcext:value-type="float">
            <text:p>4852963</text:p>
          </table:table-cell>
          <table:table-cell table:style-name="ce2" office:value-type="string" calcext:value-type="string">
            <text:p>Abbaye</text:p>
          </table:table-cell>
          <table:table-cell table:style-name="ce2" office:value-type="string" calcext:value-type="string">
            <text:p>Abdij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8];&quot;/&quot;;[.B98])" office:value-type="string" office:string-value="https://osm.org/relation/4852963" calcext:value-type="string">
            <text:p>https://osm.org/relation/48529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2964" calcext:value-type="float">
            <text:p>4852964</text:p>
          </table:table-cell>
          <table:table-cell table:style-name="ce2" office:value-type="string" calcext:value-type="string">
            <text:p>Rue de Barcelone</text:p>
          </table:table-cell>
          <table:table-cell table:style-name="ce2" office:value-type="string" calcext:value-type="string">
            <text:p>Barcelon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9];&quot;/&quot;;[.B99])" office:value-type="string" office:string-value="https://osm.org/relation/4852964" calcext:value-type="string">
            <text:p>https://osm.org/relation/4852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2965" calcext:value-type="float">
            <text:p>4852965</text:p>
          </table:table-cell>
          <table:table-cell table:style-name="ce2" office:value-type="string" calcext:value-type="string">
            <text:p>Rue du Bambou</text:p>
          </table:table-cell>
          <table:table-cell table:style-name="ce2" office:value-type="string" calcext:value-type="string">
            <text:p>Bambo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0];&quot;/&quot;;[.B100])" office:value-type="string" office:string-value="https://osm.org/relation/4852965" calcext:value-type="string">
            <text:p>https://osm.org/relation/4852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3138" calcext:value-type="float">
            <text:p>4853138</text:p>
          </table:table-cell>
          <table:table-cell table:style-name="ce2" office:value-type="string" calcext:value-type="string">
            <text:p>Place de Rochefort</text:p>
          </table:table-cell>
          <table:table-cell table:style-name="ce2" office:value-type="string" calcext:value-type="string">
            <text:p>Rochefor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1];&quot;/&quot;;[.B101])" office:value-type="string" office:string-value="https://osm.org/relation/4853138" calcext:value-type="string">
            <text:p>https://osm.org/relation/48531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3139" calcext:value-type="float">
            <text:p>4853139</text:p>
          </table:table-cell>
          <table:table-cell table:style-name="ce2" office:value-type="string" calcext:value-type="string">
            <text:p>Rue de Gênes</text:p>
          </table:table-cell>
          <table:table-cell table:style-name="ce2" office:value-type="string" calcext:value-type="string">
            <text:p>Genu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2];&quot;/&quot;;[.B102])" office:value-type="string" office:string-value="https://osm.org/relation/4853139" calcext:value-type="string">
            <text:p>https://osm.org/relation/48531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024023" calcext:value-type="float">
            <text:p>6024023</text:p>
          </table:table-cell>
          <table:table-cell table:style-name="ce2" office:value-type="string" calcext:value-type="string">
            <text:p>Avenue Besme</text:p>
          </table:table-cell>
          <table:table-cell table:style-name="ce2" office:value-type="string" calcext:value-type="string">
            <text:p>Besmelaan</text:p>
          </table:table-cell>
          <table:table-cell table:style-name="ce2" office:value-type="string" calcext:value-type="string">
            <text:p>Q20836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3];&quot;/&quot;;[.B103])" office:value-type="string" office:string-value="https://osm.org/relation/6024023" calcext:value-type="string">
            <text:p>https://osm.org/relation/6024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9802733" calcext:value-type="float">
            <text:p>9802733</text:p>
          </table:table-cell>
          <table:table-cell table:style-name="ce2" office:value-type="string" calcext:value-type="string">
            <text:p>Chaussée de Forest</text:p>
          </table:table-cell>
          <table:table-cell table:style-name="ce2" office:value-type="string" calcext:value-type="string">
            <text:p>Vors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4];&quot;/&quot;;[.B104])" office:value-type="string" office:string-value="https://osm.org/relation/9802733" calcext:value-type="string">
            <text:p>https://osm.org/relation/9802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56777" calcext:value-type="float">
            <text:p>10256777</text:p>
          </table:table-cell>
          <table:table-cell table:style-name="ce2" office:value-type="string" calcext:value-type="string">
            <text:p>Avenue Oscar Van Goidtsnoven</text:p>
          </table:table-cell>
          <table:table-cell table:style-name="ce2" office:value-type="string" calcext:value-type="string">
            <text:p>Oscar Van Goidtsnov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'avocat Oscar Van Goidtsnoven fut bourgmestre d'Uccle de 1881 à 1895.</text:p>
          </table:table-cell>
          <table:table-cell table:style-name="ce5" table:formula="of:=CONCATENATE(&quot;https://osm.org/&quot;;[.A105];&quot;/&quot;;[.B105])" office:value-type="string" office:string-value="https://osm.org/relation/10256777" calcext:value-type="string">
            <text:p>https://osm.org/relation/102567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75101" calcext:value-type="float">
            <text:p>10275101</text:p>
          </table:table-cell>
          <table:table-cell table:style-name="ce2" office:value-type="string" calcext:value-type="string">
            <text:p>Avenue Oscar Van Goidtsnoven</text:p>
          </table:table-cell>
          <table:table-cell table:style-name="ce2" office:value-type="string" calcext:value-type="string">
            <text:p>Oscar Van Goidtsnov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'avocat Oscar Van Goidtsnoven fut bourgmestre d'Uccle de 1881 à 1895.</text:p>
          </table:table-cell>
          <table:table-cell table:style-name="ce5" table:formula="of:=CONCATENATE(&quot;https://osm.org/&quot;;[.A106];&quot;/&quot;;[.B106])" office:value-type="string" office:string-value="https://osm.org/relation/10275101" calcext:value-type="string">
            <text:p>https://osm.org/relation/10275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75113" calcext:value-type="float">
            <text:p>10275113</text:p>
          </table:table-cell>
          <table:table-cell table:style-name="ce2" office:value-type="string" calcext:value-type="string">
            <text:p>Avenue Everard</text:p>
          </table:table-cell>
          <table:table-cell table:style-name="ce2" office:value-type="string" calcext:value-type="string">
            <text:p>Everard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7];&quot;/&quot;;[.B107])" office:value-type="string" office:string-value="https://osm.org/relation/10275113" calcext:value-type="string">
            <text:p>https://osm.org/relation/102751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547" calcext:value-type="float">
            <text:p>10704547</text:p>
          </table:table-cell>
          <table:table-cell table:style-name="ce2" office:value-type="string" calcext:value-type="string">
            <text:p>Rue du Charroi</text:p>
          </table:table-cell>
          <table:table-cell table:style-name="ce2" office:value-type="string" calcext:value-type="string">
            <text:p>G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8];&quot;/&quot;;[.B108])" office:value-type="string" office:string-value="https://osm.org/relation/10704547" calcext:value-type="string">
            <text:p>https://osm.org/relation/107045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bert</text:p>
          </table:table-cell>
          <table:table-cell table:style-name="ce2" office:value-type="string" calcext:value-type="string">
            <text:p>Albertlaan</text:p>
          </table:table-cell>
          <table:table-cell table:style-name="ce2" office:value-type="string" calcext:value-type="string">
            <text:p>Q550080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09];&quot;,forest&quot;))" office:value-type="string" office:string-value="https://osm.org/search?query=Avenue Albert,forest" calcext:value-type="string">
            <text:p>https://osm.org/search?query=Avenue Alber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exandre Bertrand</text:p>
          </table:table-cell>
          <table:table-cell table:style-name="ce2" office:value-type="string" calcext:value-type="string">
            <text:p>Alexandre Bertrandlaan</text:p>
          </table:table-cell>
          <table:table-cell table:style-name="ce2" office:value-type="string" calcext:value-type="string">
            <text:p>Q23428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?</text:p>
          </table:table-cell>
          <table:table-cell table:style-name="ce6" table:formula="of:=HYPERLINK(CONCATENATE(&quot;https://osm.org/search?query=&quot;; [.C110];&quot;,forest&quot;))" office:value-type="string" office:string-value="https://osm.org/search?query=Avenue Alexandre Bertrand,forest" calcext:value-type="string">
            <text:p>https://osm.org/search?query=Avenue Alexandre Bertrand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rugmann</text:p>
          </table:table-cell>
          <table:table-cell table:style-name="ce2" office:value-type="string" calcext:value-type="string">
            <text:p>Brugmannlaan</text:p>
          </table:table-cell>
          <table:table-cell table:style-name="ce2" office:value-type="string" calcext:value-type="string">
            <text:p>Q31023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11];&quot;,forest&quot;))" office:value-type="string" office:string-value="https://osm.org/search?query=Avenue Brugmann,forest" calcext:value-type="string">
            <text:p>https://osm.org/search?query=Avenue Brugman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lémentine</text:p>
          </table:table-cell>
          <table:table-cell table:style-name="ce2" office:value-type="string" calcext:value-type="string">
            <text:p>Clementinalaan</text:p>
          </table:table-cell>
          <table:table-cell table:style-name="ce2" office:value-type="string" calcext:value-type="string">
            <text:p>Q26112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12];&quot;,forest&quot;))" office:value-type="string" office:string-value="https://osm.org/search?query=Avenue Clémentine,forest" calcext:value-type="string">
            <text:p>https://osm.org/search?query=Avenue Clémenti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cpétiaux</text:p>
          </table:table-cell>
          <table:table-cell table:style-name="ce2" office:value-type="string" calcext:value-type="string">
            <text:p>Ducpétiauxlaan</text:p>
          </table:table-cell>
          <table:table-cell table:style-name="ce2" office:value-type="string" calcext:value-type="string">
            <text:p>Q26843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13];&quot;,forest&quot;))" office:value-type="string" office:string-value="https://osm.org/search?query=Avenue Ducpétiaux,forest" calcext:value-type="string">
            <text:p>https://osm.org/search?query=Avenue Ducpétiaux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ontaine Vanderstraeten</text:p>
          </table:table-cell>
          <table:table-cell table:style-name="ce2" office:value-type="string" calcext:value-type="string">
            <text:p>Fontaine Vanderstrae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14];&quot;,forest&quot;))" office:value-type="string" office:string-value="https://osm.org/search?query=Avenue Fontaine Vanderstraeten,forest" calcext:value-type="string">
            <text:p>https://osm.org/search?query=Avenue Fontaine Vanderstraete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abriel Fauré</text:p>
          </table:table-cell>
          <table:table-cell table:style-name="ce2" office:value-type="string" calcext:value-type="string">
            <text:p>Gabriel Faurélaan</text:p>
          </table:table-cell>
          <table:table-cell table:style-name="ce2" office:value-type="string" calcext:value-type="string">
            <text:p>Q1049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Origine du nom: de Jupiter, dieu romain</text:p>
          </table:table-cell>
          <table:table-cell table:style-name="ce6" table:formula="of:=HYPERLINK(CONCATENATE(&quot;https://osm.org/search?query=&quot;; [.C115];&quot;,forest&quot;))" office:value-type="string" office:string-value="https://osm.org/search?query=Avenue Gabriel Fauré,forest" calcext:value-type="string">
            <text:p>https://osm.org/search?query=Avenue Gabriel Fauré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upiter</text:p>
          </table:table-cell>
          <table:table-cell table:style-name="ce2" office:value-type="string" calcext:value-type="string">
            <text:p>Jupit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16];&quot;,forest&quot;))" office:value-type="string" office:string-value="https://osm.org/search?query=Avenue Jupiter,forest" calcext:value-type="string">
            <text:p>https://osm.org/search?query=Avenue Jupite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réchal Joffre</text:p>
          </table:table-cell>
          <table:table-cell table:style-name="ce2" office:value-type="string" calcext:value-type="string">
            <text:p>Maarschalk Joffrelaan</text:p>
          </table:table-cell>
          <table:table-cell table:style-name="ce2" office:value-type="string" calcext:value-type="string">
            <text:p>Q2079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17];&quot;,forest&quot;))" office:value-type="string" office:string-value="https://osm.org/search?query=Avenue Maréchal Joffre,forest" calcext:value-type="string">
            <text:p>https://osm.org/search?query=Avenue Maréchal Joffr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ssenet</text:p>
          </table:table-cell>
          <table:table-cell table:style-name="ce2" office:value-type="string" calcext:value-type="string">
            <text:p>Massenetlaan</text:p>
          </table:table-cell>
          <table:table-cell table:style-name="ce2" office:value-type="string" calcext:value-type="string">
            <text:p>Q1944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18];&quot;,forest&quot;))" office:value-type="string" office:string-value="https://osm.org/search?query=Avenue Massenet,forest" calcext:value-type="string">
            <text:p>https://osm.org/search?query=Avenue Massene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inerve</text:p>
          </table:table-cell>
          <table:table-cell table:style-name="ce2" office:value-type="string" calcext:value-type="string">
            <text:p>Minervalaan</text:p>
          </table:table-cell>
          <table:table-cell table:style-name="ce2" office:value-type="string" calcext:value-type="string">
            <text:p>Q12691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déesse de la guerre</text:p>
          </table:table-cell>
          <table:table-cell table:style-name="ce6" table:formula="of:=HYPERLINK(CONCATENATE(&quot;https://osm.org/search?query=&quot;; [.C119];&quot;,forest&quot;))" office:value-type="string" office:string-value="https://osm.org/search?query=Avenue Minerve,forest" calcext:value-type="string">
            <text:p>https://osm.org/search?query=Avenue Minerv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lière</text:p>
          </table:table-cell>
          <table:table-cell table:style-name="ce2" office:value-type="string" calcext:value-type="string">
            <text:p>Molièrelaan</text:p>
          </table:table-cell>
          <table:table-cell table:style-name="ce2" office:value-type="string" calcext:value-type="string">
            <text:p>Q6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0];&quot;,forest&quot;))" office:value-type="string" office:string-value="https://osm.org/search?query=Avenue Molière,forest" calcext:value-type="string">
            <text:p>https://osm.org/search?query=Avenue Molièr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zart</text:p>
          </table:table-cell>
          <table:table-cell table:style-name="ce2" office:value-type="string" calcext:value-type="string">
            <text:p>Mozartlaan</text:p>
          </table:table-cell>
          <table:table-cell table:style-name="ce2" office:value-type="string" calcext:value-type="string">
            <text:p>Q2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1];&quot;,forest&quot;))" office:value-type="string" office:string-value="https://osm.org/search?query=Avenue Mozart,forest" calcext:value-type="string">
            <text:p>https://osm.org/search?query=Avenue Mozar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Neptune</text:p>
          </table:table-cell>
          <table:table-cell table:style-name="ce2" office:value-type="string" calcext:value-type="string">
            <text:p>Neptunuslaan</text:p>
          </table:table-cell>
          <table:table-cell table:style-name="ce2" office:value-type="string" calcext:value-type="string">
            <text:p>Q39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2];&quot;,forest&quot;))" office:value-type="string" office:string-value="https://osm.org/search?query=Avenue Neptune,forest" calcext:value-type="string">
            <text:p>https://osm.org/search?query=Avenue Neptu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énélope</text:p>
          </table:table-cell>
          <table:table-cell table:style-name="ce2" office:value-type="string" calcext:value-type="string">
            <text:p>Penelopelaan</text:p>
          </table:table-cell>
          <table:table-cell table:style-name="ce2" office:value-type="string" calcext:value-type="string">
            <text:p>Q16576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2" office:value-type="string" calcext:value-type="string">
            <text:p>personnage de la mythologie grecque</text:p>
          </table:table-cell>
          <table:table-cell table:style-name="ce6" table:formula="of:=HYPERLINK(CONCATENATE(&quot;https://osm.org/search?query=&quot;; [.C123];&quot;,forest&quot;))" office:value-type="string" office:string-value="https://osm.org/search?query=Avenue Pénélope,forest" calcext:value-type="string">
            <text:p>https://osm.org/search?query=Avenue Pénélop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ine Marie-Henriette</text:p>
          </table:table-cell>
          <table:table-cell table:style-name="ce2" office:value-type="string" calcext:value-type="string">
            <text:p>Koningin Maria-Hendrikalaan</text:p>
          </table:table-cell>
          <table:table-cell table:style-name="ce2" office:value-type="string" calcext:value-type="string">
            <text:p>Q23404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24];&quot;,forest&quot;))" office:value-type="string" office:string-value="https://osm.org/search?query=Avenue Reine Marie-Henriette,forest" calcext:value-type="string">
            <text:p>https://osm.org/search?query=Avenue Reine Marie-Henriett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ine Marie-Henriette</text:p>
          </table:table-cell>
          <table:table-cell table:style-name="ce2" office:value-type="string" calcext:value-type="string">
            <text:p>Koningin Maria-Henriettalaan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typo in Dutch name?</text:p>
          </table:table-cell>
          <table:table-cell table:style-name="ce6" table:formula="of:=HYPERLINK(CONCATENATE(&quot;https://osm.org/search?query=&quot;; [.C125];&quot;,forest&quot;))" office:value-type="string" office:string-value="https://osm.org/search?query=Avenue Reine Marie-Henriette,forest" calcext:value-type="string">
            <text:p>https://osm.org/search?query=Avenue Reine Marie-Henriett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Saint-Augustin</text:p>
          </table:table-cell>
          <table:table-cell table:style-name="ce2" office:value-type="string" calcext:value-type="string">
            <text:p>Sint-Augustinuslaan</text:p>
          </table:table-cell>
          <table:table-cell table:style-name="ce2" office:value-type="string" calcext:value-type="string">
            <text:p>Q80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6];&quot;,forest&quot;))" office:value-type="string" office:string-value="https://osm.org/search?query=Avenue Saint-Augustin,forest" calcext:value-type="string">
            <text:p>https://osm.org/search?query=Avenue Saint-Augusti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Télémaque</text:p>
          </table:table-cell>
          <table:table-cell table:style-name="ce2" office:value-type="string" calcext:value-type="string">
            <text:p>Telemachuslaan</text:p>
          </table:table-cell>
          <table:table-cell table:style-name="ce2" office:value-type="string" calcext:value-type="string">
            <text:p>Q1924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personnage de la mythologie grecque</text:p>
          </table:table-cell>
          <table:table-cell table:style-name="ce6" table:formula="of:=HYPERLINK(CONCATENATE(&quot;https://osm.org/search?query=&quot;; [.C127];&quot;,forest&quot;))" office:value-type="string" office:string-value="https://osm.org/search?query=Avenue Télémaque,forest" calcext:value-type="string">
            <text:p>https://osm.org/search?query=Avenue Télémaqu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Ulysse</text:p>
          </table:table-cell>
          <table:table-cell table:style-name="ce2" office:value-type="string" calcext:value-type="string">
            <text:p>Ulysselaan</text:p>
          </table:table-cell>
          <table:table-cell table:style-name="ce2" office:value-type="string" calcext:value-type="string">
            <text:p>Q472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oi légendaire d'Ithaque</text:p>
          </table:table-cell>
          <table:table-cell table:style-name="ce6" table:formula="of:=HYPERLINK(CONCATENATE(&quot;https://osm.org/search?query=&quot;; [.C128];&quot;,forest&quot;))" office:value-type="string" office:string-value="https://osm.org/search?query=Avenue Ulysse,forest" calcext:value-type="string">
            <text:p>https://osm.org/search?query=Avenue Ulyss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 Rousseau</text:p>
          </table:table-cell>
          <table:table-cell table:style-name="ce2" office:value-type="string" calcext:value-type="string">
            <text:p>Victor Rousseaulaan</text:p>
          </table:table-cell>
          <table:table-cell table:style-name="ce2" office:value-type="string" calcext:value-type="string">
            <text:p>Q31762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9];&quot;,forest&quot;))" office:value-type="string" office:string-value="https://osm.org/search?query=Avenue Victor Rousseau,forest" calcext:value-type="string">
            <text:p>https://osm.org/search?query=Avenue Victor Rousseau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Zaman</text:p>
          </table:table-cell>
          <table:table-cell table:style-name="ce2" office:value-type="string" calcext:value-type="string">
            <text:p>Zamanlaan</text:p>
          </table:table-cell>
          <table:table-cell table:style-name="ce2" office:value-type="string" calcext:value-type="string">
            <text:p>Q31849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0];&quot;,forest&quot;))" office:value-type="string" office:string-value="https://osm.org/search?query=Avenue Zaman,forest" calcext:value-type="string">
            <text:p>https://osm.org/search?query=Avenue Zama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Uccle</text:p>
          </table:table-cell>
          <table:table-cell table:style-name="ce2" office:value-type="string" calcext:value-type="string">
            <text:p>Ukkelse 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1];&quot;,forest&quot;))" office:value-type="string" office:string-value="https://osm.org/search?query=Avenue d'Uccle,forest" calcext:value-type="string">
            <text:p>https://osm.org/search?query=Avenue d'Uccl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Fléron</text:p>
          </table:table-cell>
          <table:table-cell table:style-name="ce2" office:value-type="string" calcext:value-type="string">
            <text:p>Flér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2];&quot;,forest&quot;))" office:value-type="string" office:string-value="https://osm.org/search?query=Avenue de Fléron,forest" calcext:value-type="string">
            <text:p>https://osm.org/search?query=Avenue de Fléro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Monte Carlo</text:p>
          </table:table-cell>
          <table:table-cell table:style-name="ce2" office:value-type="string" calcext:value-type="string">
            <text:p>Monte-Carl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3];&quot;,forest&quot;))" office:value-type="string" office:string-value="https://osm.org/search?query=Avenue de Monte Carlo,forest" calcext:value-type="string">
            <text:p>https://osm.org/search?query=Avenue de Monte Carlo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Jonction</text:p>
          </table:table-cell>
          <table:table-cell table:style-name="ce2" office:value-type="string" calcext:value-type="string">
            <text:p>Verbinding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4];&quot;,forest&quot;))" office:value-type="string" office:string-value="https://osm.org/search?query=Avenue de la Jonction,forest" calcext:value-type="string">
            <text:p>https://osm.org/search?query=Avenue de la Jonctio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Verrerie</text:p>
          </table:table-cell>
          <table:table-cell table:style-name="ce2" office:value-type="string" calcext:value-type="string">
            <text:p>Glasblaz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5];&quot;,forest&quot;))" office:value-type="string" office:string-value="https://osm.org/search?query=Avenue de la Verrerie,forest" calcext:value-type="string">
            <text:p>https://osm.org/search?query=Avenue de la Verreri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rmures</text:p>
          </table:table-cell>
          <table:table-cell table:style-name="ce2" office:value-type="string" calcext:value-type="string">
            <text:p>Wapenrusti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6];&quot;,forest&quot;))" office:value-type="string" office:string-value="https://osm.org/search?query=Avenue des Armures,forest" calcext:value-type="string">
            <text:p>https://osm.org/search?query=Avenue des Armur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Huileries</text:p>
          </table:table-cell>
          <table:table-cell table:style-name="ce2" office:value-type="string" calcext:value-type="string">
            <text:p>Olieslag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7];&quot;,forest&quot;))" office:value-type="string" office:string-value="https://osm.org/search?query=Avenue des Huileries,forest" calcext:value-type="string">
            <text:p>https://osm.org/search?query=Avenue des Huileri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ept Bonniers</text:p>
          </table:table-cell>
          <table:table-cell table:style-name="ce2" office:value-type="string" calcext:value-type="string">
            <text:p>Zevenbund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8];&quot;,forest&quot;))" office:value-type="string" office:string-value="https://osm.org/search?query=Avenue des Sept Bonniers,forest" calcext:value-type="string">
            <text:p>https://osm.org/search?query=Avenue des Sept Bonnier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Villas</text:p>
          </table:table-cell>
          <table:table-cell table:style-name="ce2" office:value-type="string" calcext:value-type="string">
            <text:p>Vill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9];&quot;,forest&quot;))" office:value-type="string" office:string-value="https://osm.org/search?query=Avenue des Villas,forest" calcext:value-type="string">
            <text:p>https://osm.org/search?query=Avenue des Villa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Domaine</text:p>
          </table:table-cell>
          <table:table-cell table:style-name="ce2" office:value-type="string" calcext:value-type="string">
            <text:p>Dome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0];&quot;,forest&quot;))" office:value-type="string" office:string-value="https://osm.org/search?query=Avenue du Domaine,forest" calcext:value-type="string">
            <text:p>https://osm.org/search?query=Avenue du Domai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Globe</text:p>
          </table:table-cell>
          <table:table-cell table:style-name="ce2" office:value-type="string" calcext:value-type="string">
            <text:p>Glob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1];&quot;,forest&quot;))" office:value-type="string" office:string-value="https://osm.org/search?query=Avenue du Globe,forest" calcext:value-type="string">
            <text:p>https://osm.org/search?query=Avenue du Glob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Mont Kemmel</text:p>
          </table:table-cell>
          <table:table-cell table:style-name="ce2" office:value-type="string" calcext:value-type="string">
            <text:p>Kemmel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2];&quot;,forest&quot;))" office:value-type="string" office:string-value="https://osm.org/search?query=Avenue du Mont Kemmel,forest" calcext:value-type="string">
            <text:p>https://osm.org/search?query=Avenue du Mont Kemme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arc</text:p>
          </table:table-cell>
          <table:table-cell table:style-name="ce2" office:value-type="string" calcext:value-type="string">
            <text:p>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3];&quot;,forest&quot;))" office:value-type="string" office:string-value="https://osm.org/search?query=Avenue du Parc,forest" calcext:value-type="string">
            <text:p>https://osm.org/search?query=Avenue du Parc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Guillaume Van Haelen</text:p>
          </table:table-cell>
          <table:table-cell table:style-name="ce2" office:value-type="string" calcext:value-type="string">
            <text:p>Guillaume Van Hael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uillaume Van Haelen, bourgmestre de Forest de 1876 à 1886</text:p>
          </table:table-cell>
          <table:table-cell table:style-name="ce6" table:formula="of:=HYPERLINK(CONCATENATE(&quot;https://osm.org/search?query=&quot;; [.C144];&quot;,forest&quot;))" office:value-type="string" office:string-value="https://osm.org/search?query=Boulevard Guillaume Van Haelen,forest" calcext:value-type="string">
            <text:p>https://osm.org/search?query=Boulevard Guillaume Van Haele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Industriel</text:p>
          </table:table-cell>
          <table:table-cell table:style-name="ce2" office:value-type="string" calcext:value-type="string">
            <text:p>Industr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5];&quot;,forest&quot;))" office:value-type="string" office:string-value="https://osm.org/search?query=Boulevard Industriel,forest" calcext:value-type="string">
            <text:p>https://osm.org/search?query=Boulevard Industrie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a Deuxième Armée Britannique</text:p>
          </table:table-cell>
          <table:table-cell table:style-name="ce2" office:value-type="string" calcext:value-type="string">
            <text:p>Brits Tweedeleg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6];&quot;,forest&quot;))" office:value-type="string" office:string-value="https://osm.org/search?query=Boulevard de la Deuxième Armée Britannique,forest" calcext:value-type="string">
            <text:p>https://osm.org/search?query=Boulevard de la Deuxième Armée Britanniqu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'Alsemberg</text:p>
          </table:table-cell>
          <table:table-cell table:style-name="ce2" office:value-type="string" calcext:value-type="string">
            <text:p>Alsemberg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7];&quot;,forest&quot;))" office:value-type="string" office:string-value="https://osm.org/search?query=Chaussée d'Alsemberg,forest" calcext:value-type="string">
            <text:p>https://osm.org/search?query=Chaussée d'Alsemberg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Bruxelles</text:p>
          </table:table-cell>
          <table:table-cell table:style-name="ce2" office:value-type="string" calcext:value-type="string">
            <text:p>Brussel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8];&quot;,forest&quot;))" office:value-type="string" office:string-value="https://osm.org/search?query=Chaussée de Bruxelles,forest" calcext:value-type="string">
            <text:p>https://osm.org/search?query=Chaussée de Bruxell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Neerstalle</text:p>
          </table:table-cell>
          <table:table-cell table:style-name="ce2" office:value-type="string" calcext:value-type="string">
            <text:p>Neerstall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9];&quot;,forest&quot;))" office:value-type="string" office:string-value="https://osm.org/search?query=Chaussée de Neerstalle,forest" calcext:value-type="string">
            <text:p>https://osm.org/search?query=Chaussée de Neerstall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la Vigne Kersbeek</text:p>
          </table:table-cell>
          <table:table-cell table:style-name="ce2" office:value-type="string" calcext:value-type="string">
            <text:p>Kersbeek-Wijngaarder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50];&quot;,forest&quot;))" office:value-type="string" office:string-value="https://osm.org/search?query=Clos de la Vigne Kersbeek,forest" calcext:value-type="string">
            <text:p>https://osm.org/search?query=Clos de la Vigne Kersbeek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Fuchsias</text:p>
          </table:table-cell>
          <table:table-cell table:style-name="ce2" office:value-type="string" calcext:value-type="string">
            <text:p>Fuchsia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51];&quot;,forest&quot;))" office:value-type="string" office:string-value="https://osm.org/search?query=Clos des Fuchsias,forest" calcext:value-type="string">
            <text:p>https://osm.org/search?query=Clos des Fuchsia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'Humanité</text:p>
          </table:table-cell>
          <table:table-cell table:style-name="ce2" office:value-type="string" calcext:value-type="string">
            <text:p>Humaniteit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52];&quot;,forest&quot;))" office:value-type="string" office:string-value="https://osm.org/search?query=Boulevard de l'Humanité,forest" calcext:value-type="string">
            <text:p>https://osm.org/search?query=Boulevard de l'Humanité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vis Saint-Antoine</text:p>
          </table:table-cell>
          <table:table-cell table:style-name="ce2" office:value-type="string" calcext:value-type="string">
            <text:p>Sint-Antoniusvoorplein</text:p>
          </table:table-cell>
          <table:table-cell table:style-name="ce2" office:value-type="string" calcext:value-type="string">
            <text:p>Q1674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53];&quot;,forest&quot;))" office:value-type="string" office:string-value="https://osm.org/search?query=Parvis Saint-Antoine,forest" calcext:value-type="string">
            <text:p>https://osm.org/search?query=Parvis Saint-Antoi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Gilson</text:p>
          </table:table-cell>
          <table:table-cell table:style-name="ce2" office:value-type="string" calcext:value-type="string">
            <text:p>Paul Gilsonlaan</text:p>
          </table:table-cell>
          <table:table-cell table:style-name="ce2" office:value-type="string" calcext:value-type="string">
            <text:p>Q9587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54];&quot;,forest&quot;))" office:value-type="string" office:string-value="https://osm.org/search?query=Avenue Paul Gilson,forest" calcext:value-type="string">
            <text:p>https://osm.org/search?query=Avenue Paul Gilso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e Monaco</text:p>
          </table:table-cell>
          <table:table-cell table:style-name="ce2" office:value-type="string" calcext:value-type="string">
            <text:p>Monacostraat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55];&quot;,forest&quot;))" office:value-type="string" office:string-value="https://osm.org/search?query=Petite rue de Monaco,forest" calcext:value-type="string">
            <text:p>https://osm.org/search?query=Petite rue de Monaco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onstantin Meunier</text:p>
          </table:table-cell>
          <table:table-cell table:style-name="ce2" office:value-type="string" calcext:value-type="string">
            <text:p>Constantin Meunieurplein</text:p>
          </table:table-cell>
          <table:table-cell table:style-name="ce2" office:value-type="string" calcext:value-type="string">
            <text:p>Q5524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56];&quot;,forest&quot;))" office:value-type="string" office:string-value="https://osm.org/search?query=Place Constantin Meunier,forest" calcext:value-type="string">
            <text:p>https://osm.org/search?query=Place Constantin Meunie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éon Wielemans</text:p>
          </table:table-cell>
          <table:table-cell table:style-name="ce2" office:value-type="string" calcext:value-type="string">
            <text:p>Léon Wieleman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éon Wielemans (1889-1972), brasseur, industriel, bourgmestre de Forest de 1940 à 1946 et de 1958 à 1970</text:p>
          </table:table-cell>
          <table:table-cell table:style-name="ce6" table:formula="of:=HYPERLINK(CONCATENATE(&quot;https://osm.org/search?query=&quot;; [.C157];&quot;,forest&quot;))" office:value-type="string" office:string-value="https://osm.org/search?query=Place Léon Wielemans,forest" calcext:value-type="string">
            <text:p>https://osm.org/search?query=Place Léon Wieleman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'Altitude Cent</text:p>
          </table:table-cell>
          <table:table-cell table:style-name="ce2" office:value-type="string" calcext:value-type="string">
            <text:p>Hoogte Honder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58];&quot;,forest&quot;))" office:value-type="string" office:string-value="https://osm.org/search?query=Place de l'Altitude Cent,forest" calcext:value-type="string">
            <text:p>https://osm.org/search?query=Place de l'Altitude Cen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ine Bréart</text:p>
          </table:table-cell>
          <table:table-cell table:style-name="ce2" office:value-type="string" calcext:value-type="string">
            <text:p>Antoine Bré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ntoine Bréart (Loupoigne, le 21 mars 1851 - 1935), bourgmestre de Saint-Gilles de 1909 à 1929</text:p>
          </table:table-cell>
          <table:table-cell table:style-name="ce6" table:formula="of:=HYPERLINK(CONCATENATE(&quot;https://osm.org/search?query=&quot;; [.C159];&quot;,forest&quot;))" office:value-type="string" office:string-value="https://osm.org/search?query=Rue Antoine Bréart,forest" calcext:value-type="string">
            <text:p>https://osm.org/search?query=Rue Antoine Bréar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ine Diderich</text:p>
          </table:table-cell>
          <table:table-cell table:style-name="ce2" office:value-type="string" calcext:value-type="string">
            <text:p>Antoine Diderichstraat</text:p>
          </table:table-cell>
          <table:table-cell table:style-name="ce2" office:value-type="string" calcext:value-type="string">
            <text:p>Q1310155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60];&quot;,forest&quot;))" office:value-type="string" office:string-value="https://osm.org/search?query=Rue Antoine Diderich,forest" calcext:value-type="string">
            <text:p>https://osm.org/search?query=Rue Antoine Diderich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rthur Diderich</text:p>
          </table:table-cell>
          <table:table-cell table:style-name="ce2" office:value-type="string" calcext:value-type="string">
            <text:p>Arthur Dideric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rthur Diderich (1878 - 13 septembre 1944), bourgmestre de Saint-Gilles de 1929 à 1944</text:p>
          </table:table-cell>
          <table:table-cell table:style-name="ce6" table:formula="of:=HYPERLINK(CONCATENATE(&quot;https://osm.org/search?query=&quot;; [.C161];&quot;,forest&quot;))" office:value-type="string" office:string-value="https://osm.org/search?query=Rue Arthur Diderich,forest" calcext:value-type="string">
            <text:p>https://osm.org/search?query=Rue Arthur Diderich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guste Heene</text:p>
          </table:table-cell>
          <table:table-cell table:style-name="ce2" office:value-type="string" calcext:value-type="string">
            <text:p>Auguste Hee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uguste Heene (Eeklo, en 1854 - 1934), ancien échevin forestois</text:p>
          </table:table-cell>
          <table:table-cell table:style-name="ce6" table:formula="of:=HYPERLINK(CONCATENATE(&quot;https://osm.org/search?query=&quot;; [.C162];&quot;,forest&quot;))" office:value-type="string" office:string-value="https://osm.org/search?query=Rue Auguste Heene,forest" calcext:value-type="string">
            <text:p>https://osm.org/search?query=Rue Auguste Hee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erkendael</text:p>
          </table:table-cell>
          <table:table-cell table:style-name="ce2" office:value-type="string" calcext:value-type="string">
            <text:p>Berkend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63];&quot;,forest&quot;))" office:value-type="string" office:string-value="https://osm.org/search?query=Rue Berkendael,forest" calcext:value-type="string">
            <text:p>https://osm.org/search?query=Rue Berkendae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éranger</text:p>
          </table:table-cell>
          <table:table-cell table:style-name="ce2" office:value-type="string" calcext:value-type="string">
            <text:p>Bérangerstraat</text:p>
          </table:table-cell>
          <table:table-cell table:style-name="ce2" office:value-type="string" calcext:value-type="string">
            <text:p>Q3249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64];&quot;,forest&quot;))" office:value-type="string" office:string-value="https://osm.org/search?query=Rue Béranger,forest" calcext:value-type="string">
            <text:p>https://osm.org/search?query=Rue Bérange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ervantès</text:p>
          </table:table-cell>
          <table:table-cell table:style-name="ce2" office:value-type="string" calcext:value-type="string">
            <text:p>Cervantesstraat</text:p>
          </table:table-cell>
          <table:table-cell table:style-name="ce2" office:value-type="string" calcext:value-type="string">
            <text:p>Q56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65];&quot;,forest&quot;))" office:value-type="string" office:string-value="https://osm.org/search?query=Rue Cervantès,forest" calcext:value-type="string">
            <text:p>https://osm.org/search?query=Rue Cervantè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arwin</text:p>
          </table:table-cell>
          <table:table-cell table:style-name="ce2" office:value-type="string" calcext:value-type="string">
            <text:p>Darwinstraat</text:p>
          </table:table-cell>
          <table:table-cell table:style-name="ce2" office:value-type="string" calcext:value-type="string">
            <text:p>Q103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66];&quot;,forest&quot;))" office:value-type="string" office:string-value="https://osm.org/search?query=Rue Darwin,forest" calcext:value-type="string">
            <text:p>https://osm.org/search?query=Rue Darwi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douard Branly</text:p>
          </table:table-cell>
          <table:table-cell table:style-name="ce2" office:value-type="string" calcext:value-type="string">
            <text:p>Edouard Branlystraat</text:p>
          </table:table-cell>
          <table:table-cell table:style-name="ce2" office:value-type="string" calcext:value-type="string">
            <text:p>Q2742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67];&quot;,forest&quot;))" office:value-type="string" office:string-value="https://osm.org/search?query=Rue Édouard Branly,forest" calcext:value-type="string">
            <text:p>https://osm.org/search?query=Rue Édouard Branly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mile Pathé</text:p>
          </table:table-cell>
          <table:table-cell table:style-name="ce2" office:value-type="string" calcext:value-type="string">
            <text:p>Emile Path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 page</text:p>
          </table:table-cell>
          <table:table-cell/>
          <table:table-cell table:style-name="ce6" table:formula="of:=HYPERLINK(CONCATENATE(&quot;https://osm.org/search?query=&quot;; [.C168];&quot;,forest&quot;))" office:value-type="string" office:string-value="https://osm.org/search?query=Rue Emile Pathé,forest" calcext:value-type="string">
            <text:p>https://osm.org/search?query=Rue Emile Pathé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ugène Verheggen</text:p>
          </table:table-cell>
          <table:table-cell table:style-name="ce2" office:value-type="string" calcext:value-type="string">
            <text:p>Eugène Verhegg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 page</text:p>
          </table:table-cell>
          <table:table-cell table:style-name="ce2" office:value-type="string" calcext:value-type="string">
            <text:p>straat werd vernoemd naar een filantroop, Henri Adolphe Eugène Verheggen (1840-1904)</text:p>
          </table:table-cell>
          <table:table-cell table:style-name="ce6" table:formula="of:=HYPERLINK(CONCATENATE(&quot;https://osm.org/search?query=&quot;; [.C169];&quot;,forest&quot;))" office:value-type="string" office:string-value="https://osm.org/search?query=Rue Eugène Verheggen,forest" calcext:value-type="string">
            <text:p>https://osm.org/search?query=Rue Eugène Verhegge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aribaldi</text:p>
          </table:table-cell>
          <table:table-cell table:style-name="ce2" office:value-type="string" calcext:value-type="string">
            <text:p>Garibaldistraat</text:p>
          </table:table-cell>
          <table:table-cell table:style-name="ce2" office:value-type="string" calcext:value-type="string">
            <text:p>Q240791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70];&quot;,forest&quot;))" office:value-type="string" office:string-value="https://osm.org/search?query=Rue Garibaldi,forest" calcext:value-type="string">
            <text:p>https://osm.org/search?query=Rue Garibaldi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atti de Gamond</text:p>
          </table:table-cell>
          <table:table-cell table:style-name="ce2" office:value-type="string" calcext:value-type="string">
            <text:p>Gatti de Gamondstraat</text:p>
          </table:table-cell>
          <table:table-cell table:style-name="ce2" office:value-type="string" calcext:value-type="string">
            <text:p>Q240791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71];&quot;,forest&quot;))" office:value-type="string" office:string-value="https://osm.org/search?query=Rue Gatti de Gamond,forest" calcext:value-type="string">
            <text:p>https://osm.org/search?query=Rue Gatti de Gamond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Maubel</text:p>
          </table:table-cell>
          <table:table-cell table:style-name="ce2" office:value-type="string" calcext:value-type="string">
            <text:p>Henri Maub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 page</text:p>
          </table:table-cell>
          <table:table-cell/>
          <table:table-cell table:style-name="ce6" table:formula="of:=HYPERLINK(CONCATENATE(&quot;https://osm.org/search?query=&quot;; [.C172];&quot;,forest&quot;))" office:value-type="string" office:string-value="https://osm.org/search?query=Rue Henri Maubel,forest" calcext:value-type="string">
            <text:p>https://osm.org/search?query=Rue Henri Maube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 Wafelaerts</text:p>
          </table:table-cell>
          <table:table-cell table:style-name="ce2" office:value-type="string" calcext:value-type="string">
            <text:p>Henri Wafelaer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 page</text:p>
          </table:table-cell>
          <table:table-cell/>
          <table:table-cell table:style-name="ce6" table:formula="of:=HYPERLINK(CONCATENATE(&quot;https://osm.org/search?query=&quot;; [.C173];&quot;,forest&quot;))" office:value-type="string" office:string-value="https://osm.org/search?query=Rue Henri Wafelaerts,forest" calcext:value-type="string">
            <text:p>https://osm.org/search?query=Rue Henri Wafelaert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i-Joseph Genesse</text:p>
          </table:table-cell>
          <table:table-cell table:style-name="ce2" office:value-type="string" calcext:value-type="string">
            <text:p>Henri-Joseph Geness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 page</text:p>
          </table:table-cell>
          <table:table-cell/>
          <table:table-cell table:style-name="ce6" table:formula="of:=HYPERLINK(CONCATENATE(&quot;https://osm.org/search?query=&quot;; [.C174];&quot;,forest&quot;))" office:value-type="string" office:string-value="https://osm.org/search?query=Rue Henri-Joseph Genesse,forest" calcext:value-type="string">
            <text:p>https://osm.org/search?query=Rue Henri-Joseph Geness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ippolyte Vervack</text:p>
          </table:table-cell>
          <table:table-cell table:style-name="ce2" office:value-type="string" calcext:value-type="string">
            <text:p>Hippolyte Vervackstraat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Can't find info about it</text:p>
          </table:table-cell>
          <table:table-cell table:style-name="ce6" table:formula="of:=HYPERLINK(CONCATENATE(&quot;https://osm.org/search?query=&quot;; [.C175];&quot;,forest&quot;))" office:value-type="string" office:string-value="https://osm.org/search?query=Rue Hippolyte Vervack,forest" calcext:value-type="string">
            <text:p>https://osm.org/search?query=Rue Hippolyte Vervack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d'Osta</text:p>
          </table:table-cell>
          <table:table-cell table:style-name="ce2" office:value-type="string" calcext:value-type="string">
            <text:p>Jean d'Ostastraat</text:p>
          </table:table-cell>
          <table:table-cell table:style-name="ce2" office:value-type="string" calcext:value-type="string">
            <text:p>Q31752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76];&quot;,forest&quot;))" office:value-type="string" office:string-value="https://osm.org/search?query=Rue Jean d'Osta,forest" calcext:value-type="string">
            <text:p>https://osm.org/search?query=Rue Jean d'Osta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Bens</text:p>
          </table:table-cell>
          <table:table-cell table:style-name="ce2" office:value-type="string" calcext:value-type="string">
            <text:p>Joseph B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 wikidata page</text:p>
          </table:table-cell>
          <table:table-cell/>
          <table:table-cell table:style-name="ce6" table:formula="of:=HYPERLINK(CONCATENATE(&quot;https://osm.org/search?query=&quot;; [.C177];&quot;,forest&quot;))" office:value-type="string" office:string-value="https://osm.org/search?query=Rue Joseph Bens,forest" calcext:value-type="string">
            <text:p>https://osm.org/search?query=Rue Joseph Ben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rconi</text:p>
          </table:table-cell>
          <table:table-cell table:style-name="ce2" office:value-type="string" calcext:value-type="string">
            <text:p>Marconistraat</text:p>
          </table:table-cell>
          <table:table-cell table:style-name="ce2" office:value-type="string" calcext:value-type="string">
            <text:p>Q3648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78];&quot;,forest&quot;))" office:value-type="string" office:string-value="https://osm.org/search?query=Rue Marconi,forest" calcext:value-type="string">
            <text:p>https://osm.org/search?query=Rue Marconi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eyerbeer</text:p>
          </table:table-cell>
          <table:table-cell table:style-name="ce2" office:value-type="string" calcext:value-type="string">
            <text:p>Meyerbeerstraat</text:p>
          </table:table-cell>
          <table:table-cell table:style-name="ce2" office:value-type="string" calcext:value-type="string">
            <text:p>Q1052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79];&quot;,forest&quot;))" office:value-type="string" office:string-value="https://osm.org/search?query=Rue Meyerbeer,forest" calcext:value-type="string">
            <text:p>https://osm.org/search?query=Rue Meyerbee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rosper Matthys</text:p>
          </table:table-cell>
          <table:table-cell table:style-name="ce2" office:value-type="string" calcext:value-type="string">
            <text:p>Prosper Matthysstraat</text:p>
          </table:table-cell>
          <table:table-cell table:style-name="ce2" office:value-type="string" calcext:value-type="string">
            <text:p>Q23910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0];&quot;,forest&quot;))" office:value-type="string" office:string-value="https://osm.org/search?query=Rue Prosper Matthys,forest" calcext:value-type="string">
            <text:p>https://osm.org/search?query=Rue Prosper Matthy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denbach</text:p>
          </table:table-cell>
          <table:table-cell table:style-name="ce2" office:value-type="string" calcext:value-type="string">
            <text:p>Rodenbachstraat</text:p>
          </table:table-cell>
          <table:table-cell table:style-name="ce2" office:value-type="string" calcext:value-type="string">
            <text:p>Q37824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1];&quot;,forest&quot;))" office:value-type="string" office:string-value="https://osm.org/search?query=Rue Rodenbach,forest" calcext:value-type="string">
            <text:p>https://osm.org/search?query=Rue Rodenbach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sendael</text:p>
          </table:table-cell>
          <table:table-cell table:style-name="ce2" office:value-type="string" calcext:value-type="string">
            <text:p>Rosendaelstraat</text:p>
          </table:table-cell>
          <table:table-cell table:style-name="ce2" office:value-type="string" calcext:value-type="string">
            <text:p>Q1206753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2];&quot;,forest&quot;))" office:value-type="string" office:string-value="https://osm.org/search?query=Rue Rosendael,forest" calcext:value-type="string">
            <text:p>https://osm.org/search?query=Rue Rosendae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immermans</text:p>
          </table:table-cell>
          <table:table-cell table:style-name="ce2" office:value-type="string" calcext:value-type="string">
            <text:p>Timmer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genaamd naar de heer Timmermans, grootgrondbezitter en aandeelhouder van de Société des Villas</text:p>
          </table:table-cell>
          <table:table-cell table:style-name="ce6" table:formula="of:=HYPERLINK(CONCATENATE(&quot;https://osm.org/search?query=&quot;; [.C183];&quot;,forest&quot;))" office:value-type="string" office:string-value="https://osm.org/search?query=Rue Timmermans,forest" calcext:value-type="string">
            <text:p>https://osm.org/search?query=Rue Timmerman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Toots Thielemans</text:p>
          </table:table-cell>
          <table:table-cell table:style-name="ce2" office:value-type="string" calcext:value-type="string">
            <text:p>Toots Thielemansstraat</text:p>
          </table:table-cell>
          <table:table-cell table:style-name="ce2" office:value-type="string" calcext:value-type="string">
            <text:p>Q3655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4];&quot;,forest&quot;))" office:value-type="string" office:string-value="https://osm.org/search?query=Rue Toots Thielemans,forest" calcext:value-type="string">
            <text:p>https://osm.org/search?query=Rue Toots Thieleman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es</text:p>
          </table:table-cell>
          <table:table-cell table:style-name="ce2" office:value-type="string" calcext:value-type="string">
            <text:p>Vaesstraat</text:p>
          </table:table-cell>
          <table:table-cell/>
          <table:table-cell table:content-validation-name="val1"/>
          <table:table-cell table:style-name="ce2" office:value-type="string" calcext:value-type="string">
            <text:p/>
            <text:p/>
          </table:table-cell>
          <table:table-cell table:style-name="ce2" office:value-type="string" calcext:value-type="string">
            <text:p>Can't find info</text:p>
          </table:table-cell>
          <table:table-cell table:style-name="ce6" table:formula="of:=HYPERLINK(CONCATENATE(&quot;https://osm.org/search?query=&quot;; [.C185];&quot;,forest&quot;))" office:value-type="string" office:string-value="https://osm.org/search?query=Rue Vaes,forest" calcext:value-type="string">
            <text:p>https://osm.org/search?query=Rue Va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den Corput</text:p>
          </table:table-cell>
          <table:table-cell table:style-name="ce2" office:value-type="string" calcext:value-type="string">
            <text:p>Vanden Corpu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6];&quot;,forest&quot;))" office:value-type="string" office:string-value="https://osm.org/search?query=Rue Vanden Corput,forest" calcext:value-type="string">
            <text:p>https://osm.org/search?query=Rue Vanden Corpu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ictor Allard</text:p>
          </table:table-cell>
          <table:table-cell table:style-name="ce2" office:value-type="string" calcext:value-type="string">
            <text:p>Victor Allardstraat</text:p>
          </table:table-cell>
          <table:table-cell table:style-name="ce2" office:value-type="string" calcext:value-type="string">
            <text:p>Q7345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7];&quot;,forest&quot;))" office:value-type="string" office:string-value="https://osm.org/search?query=Rue Victor Allard,forest" calcext:value-type="string">
            <text:p>https://osm.org/search?query=Rue Victor Allard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Huart</text:p>
          </table:table-cell>
          <table:table-cell table:style-name="ce2" office:value-type="string" calcext:value-type="string">
            <text:p>d'Huartstraat</text:p>
          </table:table-cell>
          <table:table-cell table:style-name="ce2" office:value-type="string" calcext:value-type="string">
            <text:p>Q160341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88];&quot;,forest&quot;))" office:value-type="string" office:string-value="https://osm.org/search?query=Rue d'Huart,forest" calcext:value-type="string">
            <text:p>https://osm.org/search?query=Rue d'Huar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elgrade</text:p>
          </table:table-cell>
          <table:table-cell table:style-name="ce2" office:value-type="string" calcext:value-type="string">
            <text:p>Belgrad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89];&quot;,forest&quot;))" office:value-type="string" office:string-value="https://osm.org/search?query=Rue de Belgrade,forest" calcext:value-type="string">
            <text:p>https://osm.org/search?query=Rue de Belgrad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ourgogne</text:p>
          </table:table-cell>
          <table:table-cell table:style-name="ce2" office:value-type="string" calcext:value-type="string">
            <text:p>Boergond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0];&quot;,forest&quot;))" office:value-type="string" office:string-value="https://osm.org/search?query=Rue de Bourgogne,forest" calcext:value-type="string">
            <text:p>https://osm.org/search?query=Rue de Bourgog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adoue</text:p>
          </table:table-cell>
          <table:table-cell table:style-name="ce2" office:value-type="string" calcext:value-type="string">
            <text:p>Padu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1];&quot;,forest&quot;))" office:value-type="string" office:string-value="https://osm.org/search?query=Rue de Padoue,forest" calcext:value-type="string">
            <text:p>https://osm.org/search?query=Rue de Padou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Savoie</text:p>
          </table:table-cell>
          <table:table-cell table:style-name="ce2" office:value-type="string" calcext:value-type="string">
            <text:p>Savo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2];&quot;,forest&quot;))" office:value-type="string" office:string-value="https://osm.org/search?query=Rue de Savoie,forest" calcext:value-type="string">
            <text:p>https://osm.org/search?query=Rue de Savoi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scrime</text:p>
          </table:table-cell>
          <table:table-cell table:style-name="ce2" office:value-type="string" calcext:value-type="string">
            <text:p>Scher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3];&quot;,forest&quot;))" office:value-type="string" office:string-value="https://osm.org/search?query=Rue de l'Escrime,forest" calcext:value-type="string">
            <text:p>https://osm.org/search?query=Rue de l'Escrim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le Ste Hélène</text:p>
          </table:table-cell>
          <table:table-cell table:style-name="ce2" office:value-type="string" calcext:value-type="string">
            <text:p>Eiland Sint-Helen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4];&quot;,forest&quot;))" office:value-type="string" office:string-value="https://osm.org/search?query=Rue de l'Ile Ste Hélène,forest" calcext:value-type="string">
            <text:p>https://osm.org/search?query=Rue de l'Ile Ste Hélèn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Imprimerie</text:p>
          </table:table-cell>
          <table:table-cell table:style-name="ce2" office:value-type="string" calcext:value-type="string">
            <text:p>Druk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5];&quot;,forest&quot;))" office:value-type="string" office:string-value="https://osm.org/search?query=Rue de l'Imprimerie,forest" calcext:value-type="string">
            <text:p>https://osm.org/search?query=Rue de l'Imprimeri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utualité</text:p>
          </table:table-cell>
          <table:table-cell table:style-name="ce2" office:value-type="string" calcext:value-type="string">
            <text:p>Onderlinge Bijst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6];&quot;,forest&quot;))" office:value-type="string" office:string-value="https://osm.org/search?query=Rue de la Mutualité,forest" calcext:value-type="string">
            <text:p>https://osm.org/search?query=Rue de la Mutualité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Abbesses</text:p>
          </table:table-cell>
          <table:table-cell table:style-name="ce2" office:value-type="string" calcext:value-type="string">
            <text:p>Abdi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7];&quot;,forest&quot;))" office:value-type="string" office:string-value="https://osm.org/search?query=Rue des Abbesses,forest" calcext:value-type="string">
            <text:p>https://osm.org/search?query=Rue des Abbess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Alliés</text:p>
          </table:table-cell>
          <table:table-cell table:style-name="ce2" office:value-type="string" calcext:value-type="string">
            <text:p>Bondgeno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8];&quot;,forest&quot;))" office:value-type="string" office:string-value="https://osm.org/search?query=Rue des Alliés,forest" calcext:value-type="string">
            <text:p>https://osm.org/search?query=Rue des Allié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hâtaignes</text:p>
          </table:table-cell>
          <table:table-cell table:style-name="ce2" office:value-type="string" calcext:value-type="string">
            <text:p>Kastanj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99];&quot;,forest&quot;))" office:value-type="string" office:string-value="https://osm.org/search?query=Rue des Châtaignes,forest" calcext:value-type="string">
            <text:p>https://osm.org/search?query=Rue des Châtaigne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Glands</text:p>
          </table:table-cell>
          <table:table-cell table:style-name="ce2" office:value-type="string" calcext:value-type="string">
            <text:p>Eik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0];&quot;,forest&quot;))" office:value-type="string" office:string-value="https://osm.org/search?query=Rue des Glands,forest" calcext:value-type="string">
            <text:p>https://osm.org/search?query=Rue des Glands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arme</text:p>
          </table:table-cell>
          <table:table-cell table:style-name="ce2" office:value-type="string" calcext:value-type="string">
            <text:p>Steenbeu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1];&quot;,forest&quot;))" office:value-type="string" office:string-value="https://osm.org/search?query=Rue du Charme,forest" calcext:value-type="string">
            <text:p>https://osm.org/search?query=Rue du Charm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Filleul</text:p>
          </table:table-cell>
          <table:table-cell table:style-name="ce2" office:value-type="string" calcext:value-type="string">
            <text:p>Peteki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2];&quot;,forest&quot;))" office:value-type="string" office:string-value="https://osm.org/search?query=Rue du Filleul,forest" calcext:value-type="string">
            <text:p>https://osm.org/search?query=Rue du Filleul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abeur</text:p>
          </table:table-cell>
          <table:table-cell table:style-name="ce2" office:value-type="string" calcext:value-type="string">
            <text:p>Arb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3];&quot;,forest&quot;))" office:value-type="string" office:string-value="https://osm.org/search?query=Rue du Labeur,forest" calcext:value-type="string">
            <text:p>https://osm.org/search?query=Rue du Labeu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ieutenant Lotin</text:p>
          </table:table-cell>
          <table:table-cell table:style-name="ce2" office:value-type="string" calcext:value-type="string">
            <text:p>Luitenant Lotinstraat</text:p>
          </table:table-cell>
          <table:table-cell table:style-name="ce2" office:value-type="string" calcext:value-type="string">
            <text:p>Q624186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204];&quot;,forest&quot;))" office:value-type="string" office:string-value="https://osm.org/search?query=Rue du Lieutenant Lotin,forest" calcext:value-type="string">
            <text:p>https://osm.org/search?query=Rue du Lieutenant Loti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elon</text:p>
          </table:table-cell>
          <table:table-cell table:style-name="ce2" office:value-type="string" calcext:value-type="string">
            <text:p>Melo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5];&quot;,forest&quot;))" office:value-type="string" office:string-value="https://osm.org/search?query=Rue du Melon,forest" calcext:value-type="string">
            <text:p>https://osm.org/search?query=Rue du Melo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ystère</text:p>
          </table:table-cell>
          <table:table-cell table:style-name="ce2" office:value-type="string" calcext:value-type="string">
            <text:p>Myster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6];&quot;,forest&quot;))" office:value-type="string" office:string-value="https://osm.org/search?query=Rue du Mystère,forest" calcext:value-type="string">
            <text:p>https://osm.org/search?query=Rue du Mystèr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Stade</text:p>
          </table:table-cell>
          <table:table-cell table:style-name="ce2" office:value-type="string" calcext:value-type="string">
            <text:p>Stadi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7];&quot;,forest&quot;))" office:value-type="string" office:string-value="https://osm.org/search?query=Rue du Stade,forest" calcext:value-type="string">
            <text:p>https://osm.org/search?query=Rue du Stad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Tournoi</text:p>
          </table:table-cell>
          <table:table-cell table:style-name="ce2" office:value-type="string" calcext:value-type="string">
            <text:p>Steeksp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8];&quot;,forest&quot;))" office:value-type="string" office:string-value="https://osm.org/search?query=Rue du Tournoi,forest" calcext:value-type="string">
            <text:p>https://osm.org/search?query=Rue du Tournoi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Tulipier</text:p>
          </table:table-cell>
          <table:table-cell table:style-name="ce2" office:value-type="string" calcext:value-type="string">
            <text:p>Tulpe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09];&quot;,forest&quot;))" office:value-type="string" office:string-value="https://osm.org/search?query=Rue du Tulipier,forest" calcext:value-type="string">
            <text:p>https://osm.org/search?query=Rue du Tulipier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ignoble</text:p>
          </table:table-cell>
          <table:table-cell table:style-name="ce2" office:value-type="string" calcext:value-type="string">
            <text:p>Wijng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10];&quot;,forest&quot;))" office:value-type="string" office:string-value="https://osm.org/search?query=Rue du Vignoble,forest" calcext:value-type="string">
            <text:p>https://osm.org/search?query=Rue du Vignobl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Zodiaque</text:p>
          </table:table-cell>
          <table:table-cell table:style-name="ce2" office:value-type="string" calcext:value-type="string">
            <text:p>Dierenri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11];&quot;,forest&quot;))" office:value-type="string" office:string-value="https://osm.org/search?query=Rue du Zodiaque,forest" calcext:value-type="string">
            <text:p>https://osm.org/search?query=Rue du Zodiaqu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Lainé</text:p>
          </table:table-cell>
          <table:table-cell table:style-name="ce2" office:value-type="string" calcext:value-type="string">
            <text:p>Lainésquare</text:p>
          </table:table-cell>
          <table:table-cell table:style-name="ce2" office:value-type="string" calcext:value-type="string">
            <text:p>Q160437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212];&quot;,forest&quot;))" office:value-type="string" office:string-value="https://osm.org/search?query=Square Lainé,forest" calcext:value-type="string">
            <text:p>https://osm.org/search?query=Square Lainé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Larousse</text:p>
          </table:table-cell>
          <table:table-cell table:style-name="ce2" office:value-type="string" calcext:value-type="string">
            <text:p>Laroussesquare</text:p>
          </table:table-cell>
          <table:table-cell table:style-name="ce2" office:value-type="string" calcext:value-type="string">
            <text:p>Q3137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213];&quot;,forest&quot;))" office:value-type="string" office:string-value="https://osm.org/search?query=Square Larousse,forest" calcext:value-type="string">
            <text:p>https://osm.org/search?query=Square Larouss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Toinon</text:p>
          </table:table-cell>
          <table:table-cell table:style-name="ce2" office:value-type="string" calcext:value-type="string">
            <text:p>Toinonsquare</text:p>
          </table:table-cell>
          <table:table-cell table:style-name="ce2" office:value-type="string" calcext:value-type="string">
            <text:p>Q285171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214];&quot;,forest&quot;))" office:value-type="string" office:string-value="https://osm.org/search?query=Square Toinon,forest" calcext:value-type="string">
            <text:p>https://osm.org/search?query=Square Toinon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 la Délivrance</text:p>
          </table:table-cell>
          <table:table-cell table:style-name="ce2" office:value-type="string" calcext:value-type="string">
            <text:p>Verlossing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15];&quot;,forest&quot;))" office:value-type="string" office:string-value="https://osm.org/search?query=Square de la Délivrance,forest" calcext:value-type="string">
            <text:p>https://osm.org/search?query=Square de la Délivrance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u Bia Bouquet</text:p>
          </table:table-cell>
          <table:table-cell table:style-name="ce2" office:value-type="string" calcext:value-type="string">
            <text:p>Bia Bouquetsquare</text:p>
          </table:table-cell>
          <table:table-cell table:style-name="ce2" office:value-type="string" calcext:value-type="string">
            <text:p>Q3237540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16];&quot;,forest&quot;))" office:value-type="string" office:string-value="https://osm.org/search?query=Square du Bia Bouquet,forest" calcext:value-type="string">
            <text:p>https://osm.org/search?query=Square du Bia Bouquet,fore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Ruisbroek</text:p>
          </table:table-cell>
          <table:table-cell table:style-name="ce2" office:value-type="string" calcext:value-type="string">
            <text:p>Steenweg op Ruisbr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217];&quot;,forest&quot;))" office:value-type="string" office:string-value="https://osm.org/search?query=Chaussée de Ruisbroek,forest" calcext:value-type="string">
            <text:p>https://osm.org/search?query=Chaussée de Ruisbroek,forest</text:p>
          </table:table-cell>
          <table:table-cell table:number-columns-repeated="1015"/>
        </table:table-row>
        <table:table-row table:style-name="ro2" table:number-rows-repeated="783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est" style:display-name="PageStyle_for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10" meta:object-count="0"/>
    <meta:generator>LibreOfficeDev/6.0.5.2$Linux_X86_64 LibreOffice_project/</meta:generator>
  </office:meta>
</office:document-meta>
</file>